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" table:style-name="ta1">
        <table:shapes>
          <draw:frame draw:z-index="0" draw:style-name="gr1" draw:text-style-name="P1" svg:width="8.7972in" svg:height="4.948in" svg:x="10.1839in" svg:y="1.1689in">
            <draw:object draw:notify-on-update-of-ranges="'0'.A2:'0'.A49 '0'.B1:'0'.B1 '0'.B2:'0'.B49 '0'.C1:'0'.C1 '0'.C2:'0'.C49 '0'.D1:'0'.D1 '0'.D2:'0'.D49 '0'.E1:'0'.E1 '0'.E2:'0'.E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55527.6885229" calcext:value-type="float">
            <text:p>10955527.688522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09.91354698622" calcext:value-type="float">
            <text:p>3309.91354698622</text:p>
          </table:table-cell>
          <table:table-cell table:number-columns-repeated="2"/>
        </table:table-row>
      </table:table>
      <table:table table:name="2" table:style-name="ta1">
        <table:shapes>
          <draw:frame draw:z-index="0" draw:style-name="gr1" draw:text-style-name="P1" svg:width="8.7972in" svg:height="4.948in" svg:x="10.1839in" svg:y="1.1689in">
            <draw:object draw:notify-on-update-of-ranges="'2'.A2:'2'.A49 '2'.B1:'2'.B1 '2'.B2:'2'.B49 '2'.C1:'2'.C1 '2'.C2:'2'.C49 '2'.D1:'2'.D1 '2'.D2:'2'.D49 '2'.E1:'2'.E1 '2'.E2:'2'.E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83071.2580667" calcext:value-type="float">
            <text:p>10783071.258066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83.75870886804" calcext:value-type="float">
            <text:p>3283.75870886804</text:p>
          </table:table-cell>
          <table:table-cell table:number-columns-repeated="2"/>
        </table:table-row>
      </table:table>
      <table:table table:name="4" table:style-name="ta1">
        <table:shapes>
          <draw:frame draw:z-index="0" draw:style-name="gr1" draw:text-style-name="P1" svg:width="8.7972in" svg:height="4.948in" svg:x="10.1839in" svg:y="1.1689in">
            <draw:object draw:notify-on-update-of-ranges="'4'.A2:'4'.A49 '4'.B1:'4'.B1 '4'.B2:'4'.B49 '4'.C1:'4'.C1 '4'.C2:'4'.C49 '4'.D1:'4'.D1 '4'.D2:'4'.D49 '4'.E1:'4'.E1 '4'.E2:'4'.E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15429.1668917" calcext:value-type="float">
            <text:p>10715429.166891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73.44301415065" calcext:value-type="float">
            <text:p>3273.44301415065</text:p>
          </table:table-cell>
          <table:table-cell table:number-columns-repeated="2"/>
        </table:table-row>
      </table:table>
      <table:table table:name="6" table:style-name="ta1">
        <table:shapes>
          <draw:frame draw:z-index="0" draw:style-name="gr1" draw:text-style-name="P1" svg:width="8.7972in" svg:height="4.948in" svg:x="10.1839in" svg:y="1.1689in">
            <draw:object draw:notify-on-update-of-ranges="'6'.A2:'6'.A49 '6'.B1:'6'.B1 '6'.B2:'6'.B49 '6'.C1:'6'.C1 '6'.C2:'6'.C49 '6'.D1:'6'.D1 '6'.D2:'6'.D49 '6'.E1:'6'.E1 '6'.E2:'6'.E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50702.2187792" calcext:value-type="float">
            <text:p>10750702.218779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78.82634776213" calcext:value-type="float">
            <text:p>3278.82634776213</text:p>
          </table:table-cell>
          <table:table-cell table:number-columns-repeated="2"/>
        </table:table-row>
      </table:table>
      <table:table table:name="8" table:style-name="ta1">
        <table:shapes>
          <draw:frame draw:z-index="0" draw:style-name="gr1" draw:text-style-name="P1" svg:width="8.7972in" svg:height="4.948in" svg:x="10.1839in" svg:y="1.1689in">
            <draw:object draw:notify-on-update-of-ranges="'8'.A2:'8'.A49 '8'.B1:'8'.B1 '8'.B2:'8'.B49 '8'.C1:'8'.C1 '8'.C2:'8'.C49 '8'.D1:'8'.D1 '8'.D2:'8'.D49 '8'.E1:'8'.E1 '8'.E2:'8'.E4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872504.9842542" calcext:value-type="float">
            <text:p>10872504.984254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97.34817455697" calcext:value-type="float">
            <text:p>3297.34817455697</text:p>
          </table:table-cell>
          <table:table-cell table:number-columns-repeated="2"/>
        </table:table-row>
      </table:table>
      <table:table table:name="10" table:style-name="ta1">
        <table:shapes>
          <draw:frame draw:z-index="0" draw:style-name="gr1" draw:text-style-name="P1" svg:width="8.7972in" svg:height="4.948in" svg:x="10.1839in" svg:y="1.1689in">
            <draw:object draw:notify-on-update-of-ranges="'10'.A2:'10'.A49 '10'.B1:'10'.B1 '10'.B2:'10'.B49 '10'.C1:'10'.C1 '10'.C2:'10'.C49 '10'.D1:'10'.D1 '10'.D2:'10'.D49 '10'.E1:'10'.E1 '10'.E2:'10'.E4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64217.4370917" calcext:value-type="float">
            <text:p>10964217.437091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11.22597191609" calcext:value-type="float">
            <text:p>3311.22597191609</text:p>
          </table:table-cell>
          <table:table-cell table:number-columns-repeated="2"/>
        </table:table-row>
      </table:table>
      <table:table table:name="12" table:style-name="ta1">
        <table:shapes>
          <draw:frame draw:z-index="0" draw:style-name="gr1" draw:text-style-name="P1" svg:width="8.7972in" svg:height="4.948in" svg:x="10.1839in" svg:y="1.1689in">
            <draw:object draw:notify-on-update-of-ranges="'12'.A2:'12'.A49 '12'.B1:'12'.B1 '12'.B2:'12'.B49 '12'.C1:'12'.C1 '12'.C2:'12'.C49 '12'.D1:'12'.D1 '12'.D2:'12'.D49 '12'.E1:'12'.E1 '12'.E2:'12'.E4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067376.9530021" calcext:value-type="float">
            <text:p>11067376.953002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26.76674159793" calcext:value-type="float">
            <text:p>3326.76674159793</text:p>
          </table:table-cell>
          <table:table-cell table:number-columns-repeated="2"/>
        </table:table-row>
      </table:table>
      <table:table table:name="14" table:style-name="ta1">
        <table:shapes>
          <draw:frame draw:z-index="0" draw:style-name="gr1" draw:text-style-name="P1" svg:width="8.7972in" svg:height="4.948in" svg:x="10.1839in" svg:y="1.1689in">
            <draw:object draw:notify-on-update-of-ranges="'14'.A2:'14'.A49 '14'.B1:'14'.B1 '14'.B2:'14'.B49 '14'.C1:'14'.C1 '14'.C2:'14'.C49 '14'.D1:'14'.D1 '14'.D2:'14'.D49 '14'.E1:'14'.E1 '14'.E2:'14'.E4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41747.1912708" calcext:value-type="float">
            <text:p>10941747.19127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07.83119147136" calcext:value-type="float">
            <text:p>3307.83119147136</text:p>
          </table:table-cell>
          <table:table-cell table:number-columns-repeated="2"/>
        </table:table-row>
      </table:table>
      <table:table table:name="16" table:style-name="ta1">
        <table:shapes>
          <draw:frame draw:z-index="0" draw:style-name="gr1" draw:text-style-name="P1" svg:width="8.7972in" svg:height="4.948in" svg:x="10.1839in" svg:y="1.1689in">
            <draw:object draw:notify-on-update-of-ranges="'16'.A2:'16'.A49 '16'.B1:'16'.B1 '16'.B2:'16'.B49 '16'.C1:'16'.C1 '16'.C2:'16'.C49 '16'.D1:'16'.D1 '16'.D2:'16'.D49 '16'.E1:'16'.E1 '16'.E2:'16'.E4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45563.9534958" calcext:value-type="float">
            <text:p>10945563.953495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08.40806937352" calcext:value-type="float">
            <text:p>3308.40806937352</text:p>
          </table:table-cell>
          <table:table-cell table:number-columns-repeated="2"/>
        </table:table-row>
      </table:table>
      <table:table table:name="18" table:style-name="ta1">
        <table:shapes>
          <draw:frame draw:z-index="0" draw:style-name="gr1" draw:text-style-name="P1" svg:width="8.7972in" svg:height="4.948in" svg:x="10.1839in" svg:y="1.1689in">
            <draw:object draw:notify-on-update-of-ranges="'18'.A2:'18'.A49 '18'.B1:'18'.B1 '18'.B2:'18'.B49 '18'.C1:'18'.C1 '18'.C2:'18'.C49 '18'.D1:'18'.D1 '18'.D2:'18'.D49 '18'.E1:'18'.E1 '18'.E2:'18'.E4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13635.3229208" calcext:value-type="float">
            <text:p>10713635.32292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73.16900311011" calcext:value-type="float">
            <text:p>3273.16900311011</text:p>
          </table:table-cell>
          <table:table-cell table:number-columns-repeated="2"/>
        </table:table-row>
      </table:table>
      <table:table table:name="20" table:style-name="ta1">
        <table:shapes>
          <draw:frame draw:z-index="0" draw:style-name="gr1" draw:text-style-name="P1" svg:width="8.7972in" svg:height="4.948in" svg:x="10.1839in" svg:y="1.1689in">
            <draw:object draw:notify-on-update-of-ranges="'20'.A2:'20'.A49 '20'.B1:'20'.B1 '20'.B2:'20'.B49 '20'.C1:'20'.C1 '20'.C2:'20'.C49 '20'.D1:'20'.D1 '20'.D2:'20'.D49 '20'.E1:'20'.E1 '20'.E2:'20'.E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444565.1265708" calcext:value-type="float">
            <text:p>10444565.12657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31.80524267333" calcext:value-type="float">
            <text:p>3231.80524267333</text:p>
          </table:table-cell>
          <table:table-cell table:number-columns-repeated="2"/>
        </table:table-row>
      </table:table>
      <table:table table:name="22" table:style-name="ta1">
        <table:shapes>
          <draw:frame draw:z-index="0" draw:style-name="gr1" draw:text-style-name="P1" svg:width="8.7972in" svg:height="4.948in" svg:x="10.1839in" svg:y="1.1689in">
            <draw:object draw:notify-on-update-of-ranges="'22'.A2:'22'.A49 '22'.B1:'22'.B1 '22'.B2:'22'.B49 '22'.C1:'22'.C1 '22'.C2:'22'.C49 '22'.D1:'22'.D1 '22'.D2:'22'.D49 '22'.E1:'22'.E1 '22'.E2:'22'.E4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334510.6028208" calcext:value-type="float">
            <text:p>10334510.60282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14.73336418759" calcext:value-type="float">
            <text:p>3214.73336418759</text:p>
          </table:table-cell>
          <table:table-cell table:number-columns-repeated="2"/>
        </table:table-row>
      </table:table>
      <table:table table:name="24" table:style-name="ta1">
        <table:shapes>
          <draw:frame draw:z-index="0" draw:style-name="gr1" draw:text-style-name="P1" svg:width="8.7972in" svg:height="4.948in" svg:x="10.1839in" svg:y="1.1689in">
            <draw:object draw:notify-on-update-of-ranges="'24'.A2:'24'.A49 '24'.B1:'24'.B1 '24'.B2:'24'.B49 '24'.C1:'24'.C1 '24'.C2:'24'.C49 '24'.D1:'24'.D1 '24'.D2:'24'.D49 '24'.E1:'24'.E1 '24'.E2:'24'.E4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384495.8235083" calcext:value-type="float">
            <text:p>10384495.823508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22.49838223518" calcext:value-type="float">
            <text:p>3222.49838223518</text:p>
          </table:table-cell>
          <table:table-cell table:number-columns-repeated="2"/>
        </table:table-row>
      </table:table>
      <table:table table:name="26" table:style-name="ta1">
        <table:shapes>
          <draw:frame draw:z-index="0" draw:style-name="gr1" draw:text-style-name="P1" svg:width="8.7972in" svg:height="4.948in" svg:x="10.1839in" svg:y="1.1689in">
            <draw:object draw:notify-on-update-of-ranges="'26'.A2:'26'.A49 '26'.B1:'26'.B1 '26'.B2:'26'.B49 '26'.C1:'26'.C1 '26'.C2:'26'.C49 '26'.D1:'26'.D1 '26'.D2:'26'.D49 '26'.E1:'26'.E1 '26'.E2:'26'.E4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871933.4991083" calcext:value-type="float">
            <text:p>10871933.499108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97.26151512256" calcext:value-type="float">
            <text:p>3297.26151512256</text:p>
          </table:table-cell>
          <table:table-cell table:number-columns-repeated="2"/>
        </table:table-row>
      </table:table>
      <table:table table:name="28" table:style-name="ta1">
        <table:shapes>
          <draw:frame draw:z-index="0" draw:style-name="gr1" draw:text-style-name="P1" svg:width="8.7972in" svg:height="4.948in" svg:x="10.1839in" svg:y="1.1689in">
            <draw:object draw:notify-on-update-of-ranges="'28'.A2:'28'.A49 '28'.B1:'28'.B1 '28'.B2:'28'.B49 '28'.C1:'28'.C1 '28'.C2:'28'.C49 '28'.D1:'28'.D1 '28'.D2:'28'.D49 '28'.E1:'28'.E1 '28'.E2:'28'.E4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328356.9070875" calcext:value-type="float">
            <text:p>11328356.907087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65.76245553478" calcext:value-type="float">
            <text:p>3365.76245553478</text:p>
          </table:table-cell>
          <table:table-cell table:number-columns-repeated="2"/>
        </table:table-row>
      </table:table>
      <table:table table:name="30" table:style-name="ta1">
        <table:shapes>
          <draw:frame draw:z-index="0" draw:style-name="gr1" draw:text-style-name="P1" svg:width="8.7972in" svg:height="4.948in" svg:x="10.1839in" svg:y="1.1689in">
            <draw:object draw:notify-on-update-of-ranges="'30'.A2:'30'.A49 '30'.B1:'30'.B1 '30'.B2:'30'.B49 '30'.C1:'30'.C1 '30'.C2:'30'.C49 '30'.D1:'30'.D1 '30'.D2:'30'.D49 '30'.E1:'30'.E1 '30'.E2:'30'.E4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977136.193125" calcext:value-type="float">
            <text:p>11977136.193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460.79993543761" calcext:value-type="float">
            <text:p>3460.79993543761</text:p>
          </table:table-cell>
          <table:table-cell table:number-columns-repeated="2"/>
        </table:table-row>
      </table:table>
      <table:table table:name="32" table:style-name="ta1">
        <table:shapes>
          <draw:frame draw:z-index="0" draw:style-name="gr1" draw:text-style-name="P1" svg:width="8.7972in" svg:height="4.948in" svg:x="10.1839in" svg:y="1.1689in">
            <draw:object draw:notify-on-update-of-ranges="'32'.A2:'32'.A49 '32'.B1:'32'.B1 '32'.B2:'32'.B49 '32'.C1:'32'.C1 '32'.C2:'32'.C49 '32'.D1:'32'.D1 '32'.D2:'32'.D49 '32'.E1:'32'.E1 '32'.E2:'32'.E4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570936.4776125" calcext:value-type="float">
            <text:p>12570936.4776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545.55164644551" calcext:value-type="float">
            <text:p>3545.55164644551</text:p>
          </table:table-cell>
          <table:table-cell table:number-columns-repeated="2"/>
        </table:table-row>
      </table:table>
      <table:table table:name="34" table:style-name="ta1">
        <table:shapes>
          <draw:frame draw:z-index="0" draw:style-name="gr1" draw:text-style-name="P1" svg:width="8.7972in" svg:height="4.948in" svg:x="10.1839in" svg:y="1.1689in">
            <draw:object draw:notify-on-update-of-ranges="'34'.A2:'34'.A49 '34'.B1:'34'.B1 '34'.B2:'34'.B49 '34'.C1:'34'.C1 '34'.C2:'34'.C49 '34'.D1:'34'.D1 '34'.D2:'34'.D49 '34'.E1:'34'.E1 '34'.E2:'34'.E4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972694.241" calcext:value-type="float">
            <text:p>12972694.24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601.76265750535" calcext:value-type="float">
            <text:p>3601.76265750535</text:p>
          </table:table-cell>
          <table:table-cell table:number-columns-repeated="2"/>
        </table:table-row>
      </table:table>
      <table:table table:name="36" table:style-name="ta1">
        <table:shapes>
          <draw:frame draw:z-index="0" draw:style-name="gr1" draw:text-style-name="P1" svg:width="8.7972in" svg:height="4.948in" svg:x="10.1839in" svg:y="1.1689in">
            <draw:object draw:notify-on-update-of-ranges="'36'.A2:'36'.A49 '36'.B1:'36'.B1 '36'.B2:'36'.B49 '36'.C1:'36'.C1 '36'.C2:'36'.C49 '36'.D1:'36'.D1 '36'.D2:'36'.D49 '36'.E1:'36'.E1 '36'.E2:'36'.E49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3093143.791825" calcext:value-type="float">
            <text:p>13093143.7918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618.4449411073" calcext:value-type="float">
            <text:p>3618.4449411073</text:p>
          </table:table-cell>
          <table:table-cell table:number-columns-repeated="2"/>
        </table:table-row>
      </table:table>
      <table:table table:name="38" table:style-name="ta1">
        <table:shapes>
          <draw:frame draw:z-index="0" draw:style-name="gr1" draw:text-style-name="P1" svg:width="8.7972in" svg:height="4.948in" svg:x="10.1839in" svg:y="1.1689in">
            <draw:object draw:notify-on-update-of-ranges="'38'.A2:'38'.A49 '38'.B1:'38'.B1 '38'.B2:'38'.B49 '38'.C1:'38'.C1 '38'.C2:'38'.C49 '38'.D1:'38'.D1 '38'.D2:'38'.D49 '38'.E1:'38'.E1 '38'.E2:'38'.E4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903792.3084125" calcext:value-type="float">
            <text:p>12903792.3084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592.18489340575" calcext:value-type="float">
            <text:p>3592.18489340575</text:p>
          </table:table-cell>
          <table:table-cell table:number-columns-repeated="2"/>
        </table:table-row>
      </table:table>
      <table:table table:name="40" table:style-name="ta1">
        <table:shapes>
          <draw:frame draw:z-index="0" draw:style-name="gr1" draw:text-style-name="P1" svg:width="8.7972in" svg:height="4.948in" svg:x="10.1839in" svg:y="1.1689in">
            <draw:object draw:notify-on-update-of-ranges="'40'.A2:'40'.A49 '40'.B1:'40'.B1 '40'.B2:'40'.B49 '40'.C1:'40'.C1 '40'.C2:'40'.C49 '40'.D1:'40'.D1 '40'.D2:'40'.D49 '40'.E1:'40'.E1 '40'.E2:'40'.E49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511194.2293833" calcext:value-type="float">
            <text:p>12511194.229383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537.11665476039" calcext:value-type="float">
            <text:p>3537.11665476039</text:p>
          </table:table-cell>
          <table:table-cell table:number-columns-repeated="2"/>
        </table:table-row>
      </table:table>
      <table:table table:name="42" table:style-name="ta1">
        <table:shapes>
          <draw:frame draw:z-index="0" draw:style-name="gr1" draw:text-style-name="P1" svg:width="8.7972in" svg:height="4.948in" svg:x="10.1839in" svg:y="1.1689in">
            <draw:object draw:notify-on-update-of-ranges="'42'.A2:'42'.A49 '42'.B1:'42'.B1 '42'.B2:'42'.B49 '42'.C1:'42'.C1 '42'.C2:'42'.C49 '42'.D1:'42'.D1 '42'.D2:'42'.D49 '42'.E1:'42'.E1 '42'.E2:'42'.E49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059070.5220333" calcext:value-type="float">
            <text:p>12059070.522033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472.61724381385" calcext:value-type="float">
            <text:p>3472.61724381385</text:p>
          </table:table-cell>
          <table:table-cell table:number-columns-repeated="2"/>
        </table:table-row>
      </table:table>
      <table:table table:name="44" table:style-name="ta1">
        <table:shapes>
          <draw:frame draw:z-index="0" draw:style-name="gr1" draw:text-style-name="P1" svg:width="8.7972in" svg:height="4.948in" svg:x="10.1839in" svg:y="1.1689in">
            <draw:object draw:notify-on-update-of-ranges="'44'.A2:'44'.A49 '44'.B1:'44'.B1 '44'.B2:'44'.B49 '44'.C1:'44'.C1 '44'.C2:'44'.C49 '44'.D1:'44'.D1 '44'.D2:'44'.D49 '44'.E1:'44'.E1 '44'.E2:'44'.E49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612537.6684208" calcext:value-type="float">
            <text:p>11612537.66842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407.71736921078" calcext:value-type="float">
            <text:p>3407.71736921078</text:p>
          </table:table-cell>
          <table:table-cell table:number-columns-repeated="2"/>
        </table:table-row>
      </table:table>
      <table:table table:name="46" table:style-name="ta1">
        <table:shapes>
          <draw:frame draw:z-index="0" draw:style-name="gr1" draw:text-style-name="P1" svg:width="8.7972in" svg:height="4.948in" svg:x="10.1839in" svg:y="1.1689in">
            <draw:object draw:notify-on-update-of-ranges="'46'.A2:'46'.A49 '46'.B1:'46'.B1 '46'.B2:'46'.B49 '46'.C1:'46'.C1 '46'.C2:'46'.C49 '46'.D1:'46'.D1 '46'.D2:'46'.D49 '46'.E1:'46'.E1 '46'.E2:'46'.E49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229121.9759458" calcext:value-type="float">
            <text:p>11229121.975945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50.98820886404" calcext:value-type="float">
            <text:p>3350.98820886404</text:p>
          </table:table-cell>
          <table:table-cell table:number-columns-repeated="2"/>
        </table:table-row>
      </table:table>
      <table:table table:name="best" table:style-name="ta1">
        <table:shapes>
          <draw:frame draw:z-index="0" draw:style-name="gr1" draw:text-style-name="P1" svg:width="8.7972in" svg:height="4.948in" svg:x="12.0697in" svg:y="0.0811in">
            <draw:object draw:notify-on-update-of-ranges="best.A2:best.A49 best.B1:best.B1 best.B2:best.B49 best.C1:best.C1 best.C2:best.C49 best.D1:best.D1 best.D2:best.D49 best.E1:best.E1 best.E2:best.E49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style-name="gr1" draw:text-style-name="P1" svg:width="6.3346in" svg:height="4.9102in" svg:x="12.1142in" svg:y="5.478in">
            <draw:object draw:notify-on-update-of-ranges="best.I1:best.I1 best.I2:best.I49 best.J1:best.J1 best.J2:best.J49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time shift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table:style-name="ce1"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3309.91" calcext:value-type="float">
            <text:p>3309.91</text:p>
          </table:table-cell>
        </table:table-row>
        <table:table-row table:style-name="ro1">
          <table:table-cell table:style-name="ce1"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table:formula="of:=[.I2]+1" office:value-type="float" office:value="2" calcext:value-type="float">
            <text:p>2</text:p>
          </table:table-cell>
          <table:table-cell office:value-type="float" office:value="3294.6" calcext:value-type="float">
            <text:p>3294.6</text:p>
          </table:table-cell>
        </table:table-row>
        <table:table-row table:style-name="ro1">
          <table:table-cell table:style-name="ce1"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table:formula="of:=[.I3]+1" office:value-type="float" office:value="3" calcext:value-type="float">
            <text:p>3</text:p>
          </table:table-cell>
          <table:table-cell office:value-type="float" office:value="3283.76" calcext:value-type="float">
            <text:p>3283.76</text:p>
          </table:table-cell>
        </table:table-row>
        <table:table-row table:style-name="ro1">
          <table:table-cell table:style-name="ce1"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table:formula="of:=[.I4]+1" office:value-type="float" office:value="4" calcext:value-type="float">
            <text:p>4</text:p>
          </table:table-cell>
          <table:table-cell office:value-type="float" office:value="3276.45" calcext:value-type="float">
            <text:p>3276.45</text:p>
          </table:table-cell>
        </table:table-row>
        <table:table-row table:style-name="ro1">
          <table:table-cell table:style-name="ce1"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table:formula="of:=[.I5]+1" office:value-type="float" office:value="5" calcext:value-type="float">
            <text:p>5</text:p>
          </table:table-cell>
          <table:table-cell office:value-type="float" office:value="3273.44" calcext:value-type="float">
            <text:p>3273.44</text:p>
          </table:table-cell>
        </table:table-row>
        <table:table-row table:style-name="ro1">
          <table:table-cell table:style-name="ce1"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table:formula="of:=[.I6]+1" office:value-type="float" office:value="6" calcext:value-type="float">
            <text:p>6</text:p>
          </table:table-cell>
          <table:table-cell office:value-type="float" office:value="3273.11" calcext:value-type="float">
            <text:p>3273.11</text:p>
          </table:table-cell>
        </table:table-row>
        <table:table-row table:style-name="ro1">
          <table:table-cell table:style-name="ce1"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table:formula="of:=[.I7]+1" office:value-type="float" office:value="7" calcext:value-type="float">
            <text:p>7</text:p>
          </table:table-cell>
          <table:table-cell office:value-type="float" office:value="3278.83" calcext:value-type="float">
            <text:p>3278.83</text:p>
          </table:table-cell>
        </table:table-row>
        <table:table-row table:style-name="ro1">
          <table:table-cell table:style-name="ce1"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table:formula="of:=[.I8]+1" office:value-type="float" office:value="8" calcext:value-type="float">
            <text:p>8</text:p>
          </table:table-cell>
          <table:table-cell office:value-type="float" office:value="3285.88" calcext:value-type="float">
            <text:p>3285.88</text:p>
          </table:table-cell>
        </table:table-row>
        <table:table-row table:style-name="ro1">
          <table:table-cell table:style-name="ce1"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table:formula="of:=[.I9]+1" office:value-type="float" office:value="9" calcext:value-type="float">
            <text:p>9</text:p>
          </table:table-cell>
          <table:table-cell office:value-type="float" office:value="3297.35" calcext:value-type="float">
            <text:p>3297.35</text:p>
          </table:table-cell>
        </table:table-row>
        <table:table-row table:style-name="ro1">
          <table:table-cell table:style-name="ce1"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table:formula="of:=[.I10]+1" office:value-type="float" office:value="10" calcext:value-type="float">
            <text:p>10</text:p>
          </table:table-cell>
          <table:table-cell office:value-type="float" office:value="3302.73" calcext:value-type="float">
            <text:p>3302.73</text:p>
          </table:table-cell>
        </table:table-row>
        <table:table-row table:style-name="ro1">
          <table:table-cell table:style-name="ce1"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table:formula="of:=[.I11]+1" office:value-type="float" office:value="11" calcext:value-type="float">
            <text:p>11</text:p>
          </table:table-cell>
          <table:table-cell office:value-type="float" office:value="3311.23" calcext:value-type="float">
            <text:p>3311.23</text:p>
          </table:table-cell>
        </table:table-row>
        <table:table-row table:style-name="ro1">
          <table:table-cell table:style-name="ce1"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table:formula="of:=[.I12]+1" office:value-type="float" office:value="12" calcext:value-type="float">
            <text:p>12</text:p>
          </table:table-cell>
          <table:table-cell office:value-type="float" office:value="3318.22" calcext:value-type="float">
            <text:p>3318.22</text:p>
          </table:table-cell>
        </table:table-row>
        <table:table-row table:style-name="ro1">
          <table:table-cell table:style-name="ce1"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table:formula="of:=[.I13]+1" office:value-type="float" office:value="13" calcext:value-type="float">
            <text:p>13</text:p>
          </table:table-cell>
          <table:table-cell office:value-type="float" office:value="3326.77" calcext:value-type="float">
            <text:p>3326.77</text:p>
          </table:table-cell>
        </table:table-row>
        <table:table-row table:style-name="ro1">
          <table:table-cell table:style-name="ce1"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table:formula="of:=[.I14]+1" office:value-type="float" office:value="14" calcext:value-type="float">
            <text:p>14</text:p>
          </table:table-cell>
          <table:table-cell office:value-type="float" office:value="3319.15" calcext:value-type="float">
            <text:p>3319.15</text:p>
          </table:table-cell>
        </table:table-row>
        <table:table-row table:style-name="ro1">
          <table:table-cell table:style-name="ce1"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table:formula="of:=[.I15]+1" office:value-type="float" office:value="15" calcext:value-type="float">
            <text:p>15</text:p>
          </table:table-cell>
          <table:table-cell office:value-type="float" office:value="3307.83" calcext:value-type="float">
            <text:p>3307.83</text:p>
          </table:table-cell>
        </table:table-row>
        <table:table-row table:style-name="ro1">
          <table:table-cell table:style-name="ce1"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table:formula="of:=[.I16]+1" office:value-type="float" office:value="16" calcext:value-type="float">
            <text:p>16</text:p>
          </table:table-cell>
          <table:table-cell office:value-type="float" office:value="3310.56" calcext:value-type="float">
            <text:p>3310.56</text:p>
          </table:table-cell>
        </table:table-row>
        <table:table-row table:style-name="ro1">
          <table:table-cell table:style-name="ce1"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table:formula="of:=[.I17]+1" office:value-type="float" office:value="17" calcext:value-type="float">
            <text:p>17</text:p>
          </table:table-cell>
          <table:table-cell office:value-type="float" office:value="3308.41" calcext:value-type="float">
            <text:p>3308.41</text:p>
          </table:table-cell>
        </table:table-row>
        <table:table-row table:style-name="ro1">
          <table:table-cell table:style-name="ce1"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table:formula="of:=[.I18]+1" office:value-type="float" office:value="18" calcext:value-type="float">
            <text:p>18</text:p>
          </table:table-cell>
          <table:table-cell office:value-type="float" office:value="3293.47" calcext:value-type="float">
            <text:p>3293.47</text:p>
          </table:table-cell>
        </table:table-row>
        <table:table-row table:style-name="ro1">
          <table:table-cell table:style-name="ce1"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table:formula="of:=[.I19]+1" office:value-type="float" office:value="19" calcext:value-type="float">
            <text:p>19</text:p>
          </table:table-cell>
          <table:table-cell office:value-type="float" office:value="3273.17" calcext:value-type="float">
            <text:p>3273.17</text:p>
          </table:table-cell>
        </table:table-row>
        <table:table-row table:style-name="ro1">
          <table:table-cell table:style-name="ce1"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table:formula="of:=[.I20]+1" office:value-type="float" office:value="20" calcext:value-type="float">
            <text:p>20</text:p>
          </table:table-cell>
          <table:table-cell office:value-type="float" office:value="3254.75" calcext:value-type="float">
            <text:p>3254.75</text:p>
          </table:table-cell>
        </table:table-row>
        <table:table-row table:style-name="ro1">
          <table:table-cell table:style-name="ce1"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table:formula="of:=[.I21]+1" office:value-type="float" office:value="21" calcext:value-type="float">
            <text:p>21</text:p>
          </table:table-cell>
          <table:table-cell office:value-type="float" office:value="3231.81" calcext:value-type="float">
            <text:p>3231.81</text:p>
          </table:table-cell>
        </table:table-row>
        <table:table-row table:style-name="ro1">
          <table:table-cell table:style-name="ce1"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table:formula="of:=[.I22]+1" office:value-type="float" office:value="22" calcext:value-type="float">
            <text:p>22</text:p>
          </table:table-cell>
          <table:table-cell office:value-type="float" office:value="3224.58" calcext:value-type="float">
            <text:p>3224.58</text:p>
          </table:table-cell>
        </table:table-row>
        <table:table-row table:style-name="ro1">
          <table:table-cell table:style-name="ce1"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table:formula="of:=[.I23]+1" office:value-type="float" office:value="23" calcext:value-type="float">
            <text:p>23</text:p>
          </table:table-cell>
          <table:table-cell office:value-type="float" office:value="3214.73" calcext:value-type="float">
            <text:p>3214.73</text:p>
          </table:table-cell>
        </table:table-row>
        <table:table-row table:style-name="ro1">
          <table:table-cell table:style-name="ce1"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table:formula="of:=[.I24]+1" office:value-type="float" office:value="24" calcext:value-type="float">
            <text:p>24</text:p>
          </table:table-cell>
          <table:table-cell office:value-type="float" office:value="3218.06" calcext:value-type="float">
            <text:p>3218.06</text:p>
          </table:table-cell>
        </table:table-row>
        <table:table-row table:style-name="ro1">
          <table:table-cell table:style-name="ce1"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table:formula="of:=[.I25]+1" office:value-type="float" office:value="25" calcext:value-type="float">
            <text:p>25</text:p>
          </table:table-cell>
          <table:table-cell office:value-type="float" office:value="3222.5" calcext:value-type="float">
            <text:p>3222.5</text:p>
          </table:table-cell>
        </table:table-row>
        <table:table-row table:style-name="ro1">
          <table:table-cell table:style-name="ce1"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table:formula="of:=[.I26]+1" office:value-type="float" office:value="26" calcext:value-type="float">
            <text:p>26</text:p>
          </table:table-cell>
          <table:table-cell office:value-type="float" office:value="3255.43" calcext:value-type="float">
            <text:p>3255.43</text:p>
          </table:table-cell>
        </table:table-row>
        <table:table-row table:style-name="ro1">
          <table:table-cell table:style-name="ce1"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table:formula="of:=[.I27]+1" office:value-type="float" office:value="27" calcext:value-type="float">
            <text:p>27</text:p>
          </table:table-cell>
          <table:table-cell office:value-type="float" office:value="3297.26" calcext:value-type="float">
            <text:p>3297.26</text:p>
          </table:table-cell>
        </table:table-row>
        <table:table-row table:style-name="ro1">
          <table:table-cell table:style-name="ce1"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table:formula="of:=[.I28]+1" office:value-type="float" office:value="28" calcext:value-type="float">
            <text:p>28</text:p>
          </table:table-cell>
          <table:table-cell office:value-type="float" office:value="3329.25" calcext:value-type="float">
            <text:p>3329.25</text:p>
          </table:table-cell>
        </table:table-row>
        <table:table-row table:style-name="ro1">
          <table:table-cell table:style-name="ce1"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table:formula="of:=[.I29]+1" office:value-type="float" office:value="29" calcext:value-type="float">
            <text:p>29</text:p>
          </table:table-cell>
          <table:table-cell office:value-type="float" office:value="3365.76" calcext:value-type="float">
            <text:p>3365.76</text:p>
          </table:table-cell>
        </table:table-row>
        <table:table-row table:style-name="ro1">
          <table:table-cell table:style-name="ce1"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table:formula="of:=[.I30]+1" office:value-type="float" office:value="30" calcext:value-type="float">
            <text:p>30</text:p>
          </table:table-cell>
          <table:table-cell office:value-type="float" office:value="3413.68" calcext:value-type="float">
            <text:p>3413.68</text:p>
          </table:table-cell>
        </table:table-row>
        <table:table-row table:style-name="ro1">
          <table:table-cell table:style-name="ce1"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table:formula="of:=[.I31]+1" office:value-type="float" office:value="31" calcext:value-type="float">
            <text:p>31</text:p>
          </table:table-cell>
          <table:table-cell office:value-type="float" office:value="3460.8" calcext:value-type="float">
            <text:p>3460.8</text:p>
          </table:table-cell>
        </table:table-row>
        <table:table-row table:style-name="ro1">
          <table:table-cell table:style-name="ce1"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table:formula="of:=[.I32]+1" office:value-type="float" office:value="32" calcext:value-type="float">
            <text:p>32</text:p>
          </table:table-cell>
          <table:table-cell office:value-type="float" office:value="3503.91" calcext:value-type="float">
            <text:p>3503.91</text:p>
          </table:table-cell>
        </table:table-row>
        <table:table-row table:style-name="ro1">
          <table:table-cell table:style-name="ce1"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table:formula="of:=[.I33]+1" office:value-type="float" office:value="33" calcext:value-type="float">
            <text:p>33</text:p>
          </table:table-cell>
          <table:table-cell office:value-type="float" office:value="3545.55" calcext:value-type="float">
            <text:p>3545.55</text:p>
          </table:table-cell>
        </table:table-row>
        <table:table-row table:style-name="ro1">
          <table:table-cell table:style-name="ce1"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table:formula="of:=[.I34]+1" office:value-type="float" office:value="34" calcext:value-type="float">
            <text:p>34</text:p>
          </table:table-cell>
          <table:table-cell office:value-type="float" office:value="3576.08" calcext:value-type="float">
            <text:p>3576.08</text:p>
          </table:table-cell>
        </table:table-row>
        <table:table-row table:style-name="ro1">
          <table:table-cell table:style-name="ce1"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table:formula="of:=[.I35]+1" office:value-type="float" office:value="35" calcext:value-type="float">
            <text:p>35</text:p>
          </table:table-cell>
          <table:table-cell office:value-type="float" office:value="3601.76" calcext:value-type="float">
            <text:p>3601.76</text:p>
          </table:table-cell>
        </table:table-row>
        <table:table-row table:style-name="ro1">
          <table:table-cell table:style-name="ce1"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table:formula="of:=[.I36]+1" office:value-type="float" office:value="36" calcext:value-type="float">
            <text:p>36</text:p>
          </table:table-cell>
          <table:table-cell office:value-type="float" office:value="3612.43" calcext:value-type="float">
            <text:p>3612.43</text:p>
          </table:table-cell>
        </table:table-row>
        <table:table-row table:style-name="ro1">
          <table:table-cell table:style-name="ce1"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table:formula="of:=[.I37]+1" office:value-type="float" office:value="37" calcext:value-type="float">
            <text:p>37</text:p>
          </table:table-cell>
          <table:table-cell office:value-type="float" office:value="3618.44" calcext:value-type="float">
            <text:p>3618.44</text:p>
          </table:table-cell>
        </table:table-row>
        <table:table-row table:style-name="ro1">
          <table:table-cell table:style-name="ce1"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table:formula="of:=[.I38]+1" office:value-type="float" office:value="38" calcext:value-type="float">
            <text:p>38</text:p>
          </table:table-cell>
          <table:table-cell office:value-type="float" office:value="3609.93" calcext:value-type="float">
            <text:p>3609.93</text:p>
          </table:table-cell>
        </table:table-row>
        <table:table-row table:style-name="ro1">
          <table:table-cell table:style-name="ce1"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table:formula="of:=[.I39]+1" office:value-type="float" office:value="39" calcext:value-type="float">
            <text:p>39</text:p>
          </table:table-cell>
          <table:table-cell office:value-type="float" office:value="3592.18" calcext:value-type="float">
            <text:p>3592.18</text:p>
          </table:table-cell>
        </table:table-row>
        <table:table-row table:style-name="ro1">
          <table:table-cell table:style-name="ce1"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table:formula="of:=[.I40]+1" office:value-type="float" office:value="40" calcext:value-type="float">
            <text:p>40</text:p>
          </table:table-cell>
          <table:table-cell office:value-type="float" office:value="3566.75" calcext:value-type="float">
            <text:p>3566.75</text:p>
          </table:table-cell>
        </table:table-row>
        <table:table-row table:style-name="ro1">
          <table:table-cell table:style-name="ce1"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table:formula="of:=[.I41]+1" office:value-type="float" office:value="41" calcext:value-type="float">
            <text:p>41</text:p>
          </table:table-cell>
          <table:table-cell office:value-type="float" office:value="3537.12" calcext:value-type="float">
            <text:p>3537.12</text:p>
          </table:table-cell>
        </table:table-row>
        <table:table-row table:style-name="ro1">
          <table:table-cell table:style-name="ce1"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table:formula="of:=[.I42]+1" office:value-type="float" office:value="42" calcext:value-type="float">
            <text:p>42</text:p>
          </table:table-cell>
          <table:table-cell office:value-type="float" office:value="3505.3" calcext:value-type="float">
            <text:p>3505.3</text:p>
          </table:table-cell>
        </table:table-row>
        <table:table-row table:style-name="ro1">
          <table:table-cell table:style-name="ce1"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table:formula="of:=[.I43]+1" office:value-type="float" office:value="43" calcext:value-type="float">
            <text:p>43</text:p>
          </table:table-cell>
          <table:table-cell office:value-type="float" office:value="3472.62" calcext:value-type="float">
            <text:p>3472.62</text:p>
          </table:table-cell>
        </table:table-row>
        <table:table-row table:style-name="ro1">
          <table:table-cell table:style-name="ce1"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table:formula="of:=[.I44]+1" office:value-type="float" office:value="44" calcext:value-type="float">
            <text:p>44</text:p>
          </table:table-cell>
          <table:table-cell office:value-type="float" office:value="3439.87" calcext:value-type="float">
            <text:p>3439.87</text:p>
          </table:table-cell>
        </table:table-row>
        <table:table-row table:style-name="ro1">
          <table:table-cell table:style-name="ce1"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table:formula="of:=[.I45]+1" office:value-type="float" office:value="45" calcext:value-type="float">
            <text:p>45</text:p>
          </table:table-cell>
          <table:table-cell office:value-type="float" office:value="3407.72" calcext:value-type="float">
            <text:p>3407.72</text:p>
          </table:table-cell>
        </table:table-row>
        <table:table-row table:style-name="ro1">
          <table:table-cell table:style-name="ce1"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table:formula="of:=[.I46]+1" office:value-type="float" office:value="46" calcext:value-type="float">
            <text:p>46</text:p>
          </table:table-cell>
          <table:table-cell office:value-type="float" office:value="3377.31" calcext:value-type="float">
            <text:p>3377.31</text:p>
          </table:table-cell>
        </table:table-row>
        <table:table-row table:style-name="ro1">
          <table:table-cell table:style-name="ce1"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table:formula="of:=[.I47]+1" office:value-type="float" office:value="47" calcext:value-type="float">
            <text:p>47</text:p>
          </table:table-cell>
          <table:table-cell office:value-type="float" office:value="3350.99" calcext:value-type="float">
            <text:p>3350.99</text:p>
          </table:table-cell>
        </table:table-row>
        <table:table-row table:style-name="ro1">
          <table:table-cell table:style-name="ce1"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table:formula="of:=[.I48]+1" office:value-type="float" office:value="48" calcext:value-type="float">
            <text:p>48</text:p>
          </table:table-cell>
          <table:table-cell office:value-type="float" office:value="3329.33" calcext:value-type="float">
            <text:p>3329.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AVERAGE([.H2:.H49])" office:value-type="float" office:value="10334510.6028208" calcext:value-type="float">
            <text:p>10334510.6028208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QRT([.H51])" office:value-type="float" office:value="3214.73336418759" calcext:value-type="float">
            <text:p>3214.73336418759</text:p>
          </table:table-cell>
          <table:table-cell table:number-columns-repeated="2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22:18:59.113144672</dc:date>
    <meta:editing-duration>PT1H23M53S</meta:editing-duration>
    <meta:editing-cycles>8</meta:editing-cycles>
    <meta:generator>LibreOffice/7.3.7.2$Linux_X86_64 LibreOffice_project/30$Build-2</meta:generator>
    <meta:document-statistic meta:table-count="25" meta:cell-count="11049" meta:object-count="2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3 - cost : 3284</text:p>
        </chart:subtitle>
        <chart:legend chart:legend-position="end" svg:x="18.303cm" svg:y="5.238cm" style:legend-expansion="high" chart:style-name="ch4"/>
        <chart:plot-area chart:style-name="ch5" table:cell-range-address="'2'.A1:'2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'.A2:'2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'.B2:'2'.B49" chart:label-cell-address="'2'.B1:'2'.B1" chart:class="chart:line">
            <chart:data-point chart:repeated="48"/>
          </chart:series>
          <chart:series chart:style-name="ch10" chart:values-cell-range-address="'2'.C2:'2'.C49" chart:label-cell-address="'2'.C1:'2'.C1" chart:class="chart:line">
            <chart:data-point chart:repeated="48"/>
          </chart:series>
          <chart:series chart:style-name="ch11" chart:values-cell-range-address="'2'.D2:'2'.D49" chart:label-cell-address="'2'.D1:'2'.D1" chart:class="chart:line">
            <chart:data-point chart:repeated="48"/>
          </chart:series>
          <chart:series chart:style-name="ch12" chart:values-cell-range-address="'2'.E2:'2'.E49" chart:label-cell-address="'2'.E1:'2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'.B1:'2'.B1</svg:desc>
                </draw:g>
              </table:table-cell>
              <table:table-cell office:value-type="string">
                <text:p> demand load [W]</text:p>
                <draw:g>
                  <svg:desc>'2'.C1:'2'.C1</svg:desc>
                </draw:g>
              </table:table-cell>
              <table:table-cell office:value-type="string">
                <text:p> variable load [W]</text:p>
                <draw:g>
                  <svg:desc>'2'.D1:'2'.D1</svg:desc>
                </draw:g>
              </table:table-cell>
              <table:table-cell office:value-type="string">
                <text:p> PV [W] </text:p>
                <draw:g>
                  <svg:desc>'2'.E1:'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'.A2:'2'.A49</svg:desc>
                </draw:g>
              </table:table-cell>
              <table:table-cell office:value-type="float" office:value="3022.34">
                <text:p>3022.34</text:p>
                <draw:g>
                  <svg:desc>'2'.B2:'2'.B49</svg:desc>
                </draw:g>
              </table:table-cell>
              <table:table-cell office:value-type="float" office:value="3022.34">
                <text:p>3022.34</text:p>
                <draw:g>
                  <svg:desc>'2'.C2:'2'.C49</svg:desc>
                </draw:g>
              </table:table-cell>
              <table:table-cell office:value-type="float" office:value="0">
                <text:p>0</text:p>
                <draw:g>
                  <svg:desc>'2'.D2:'2'.D49</svg:desc>
                </draw:g>
              </table:table-cell>
              <table:table-cell office:value-type="float" office:value="0">
                <text:p>0</text:p>
                <draw:g>
                  <svg:desc>'2'.E2:'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9 - cost : 3273</text:p>
        </chart:subtitle>
        <chart:legend chart:legend-position="end" svg:x="18.303cm" svg:y="5.238cm" style:legend-expansion="high" chart:style-name="ch4"/>
        <chart:plot-area chart:style-name="ch5" table:cell-range-address="'18'.A2:'18'.E49 '18'.B1:'18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8'.A2:'18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8'.B2:'18'.B49" chart:label-cell-address="'18'.B1:'18'.B1" chart:class="chart:line">
            <chart:data-point chart:repeated="48"/>
          </chart:series>
          <chart:series chart:style-name="ch10" chart:values-cell-range-address="'18'.C2:'18'.C49" chart:label-cell-address="'18'.C1:'18'.C1" chart:class="chart:line">
            <chart:data-point chart:repeated="48"/>
          </chart:series>
          <chart:series chart:style-name="ch11" chart:values-cell-range-address="'18'.D2:'18'.D49" chart:label-cell-address="'18'.D1:'18'.D1" chart:class="chart:line">
            <chart:data-point chart:repeated="48"/>
          </chart:series>
          <chart:series chart:style-name="ch12" chart:values-cell-range-address="'18'.E2:'18'.E49" chart:label-cell-address="'18'.E1:'18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8'.B1:'18'.B1</svg:desc>
                </draw:g>
              </table:table-cell>
              <table:table-cell office:value-type="string">
                <text:p> demand load [W]</text:p>
                <draw:g>
                  <svg:desc>'18'.C1:'18'.C1</svg:desc>
                </draw:g>
              </table:table-cell>
              <table:table-cell office:value-type="string">
                <text:p> variable load [W]</text:p>
                <draw:g>
                  <svg:desc>'18'.D1:'18'.D1</svg:desc>
                </draw:g>
              </table:table-cell>
              <table:table-cell office:value-type="string">
                <text:p> PV [W] </text:p>
                <draw:g>
                  <svg:desc>'18'.E1:'1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8'.A2:'18'.A49</svg:desc>
                </draw:g>
              </table:table-cell>
              <table:table-cell office:value-type="float" office:value="3022.34">
                <text:p>3022.34</text:p>
                <draw:g>
                  <svg:desc>'18'.B2:'18'.B49</svg:desc>
                </draw:g>
              </table:table-cell>
              <table:table-cell office:value-type="float" office:value="3022.34">
                <text:p>3022.34</text:p>
                <draw:g>
                  <svg:desc>'18'.C2:'18'.C49</svg:desc>
                </draw:g>
              </table:table-cell>
              <table:table-cell office:value-type="float" office:value="0">
                <text:p>0</text:p>
                <draw:g>
                  <svg:desc>'18'.D2:'18'.D49</svg:desc>
                </draw:g>
              </table:table-cell>
              <table:table-cell office:value-type="float" office:value="0">
                <text:p>0</text:p>
                <draw:g>
                  <svg:desc>'18'.E2:'1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1 - cost : 3232</text:p>
        </chart:subtitle>
        <chart:legend chart:legend-position="end" svg:x="18.303cm" svg:y="5.238cm" style:legend-expansion="high" chart:style-name="ch4"/>
        <chart:plot-area chart:style-name="ch5" table:cell-range-address="'20'.A2:'20'.E49 '20'.B1:'2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0'.A2:'20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0'.B2:'20'.B49" chart:label-cell-address="'20'.B1:'20'.B1" chart:class="chart:line">
            <chart:data-point chart:repeated="48"/>
          </chart:series>
          <chart:series chart:style-name="ch10" chart:values-cell-range-address="'20'.C2:'20'.C49" chart:label-cell-address="'20'.C1:'20'.C1" chart:class="chart:line">
            <chart:data-point chart:repeated="48"/>
          </chart:series>
          <chart:series chart:style-name="ch11" chart:values-cell-range-address="'20'.D2:'20'.D49" chart:label-cell-address="'20'.D1:'20'.D1" chart:class="chart:line">
            <chart:data-point chart:repeated="48"/>
          </chart:series>
          <chart:series chart:style-name="ch12" chart:values-cell-range-address="'20'.E2:'20'.E49" chart:label-cell-address="'20'.E1:'20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0'.B1:'20'.B1</svg:desc>
                </draw:g>
              </table:table-cell>
              <table:table-cell office:value-type="string">
                <text:p> demand load [W]</text:p>
                <draw:g>
                  <svg:desc>'20'.C1:'20'.C1</svg:desc>
                </draw:g>
              </table:table-cell>
              <table:table-cell office:value-type="string">
                <text:p> variable load [W]</text:p>
                <draw:g>
                  <svg:desc>'20'.D1:'20'.D1</svg:desc>
                </draw:g>
              </table:table-cell>
              <table:table-cell office:value-type="string">
                <text:p> PV [W] </text:p>
                <draw:g>
                  <svg:desc>'20'.E1:'2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0'.A2:'20'.A49</svg:desc>
                </draw:g>
              </table:table-cell>
              <table:table-cell office:value-type="float" office:value="3022.34">
                <text:p>3022.34</text:p>
                <draw:g>
                  <svg:desc>'20'.B2:'20'.B49</svg:desc>
                </draw:g>
              </table:table-cell>
              <table:table-cell office:value-type="float" office:value="3022.34">
                <text:p>3022.34</text:p>
                <draw:g>
                  <svg:desc>'20'.C2:'20'.C49</svg:desc>
                </draw:g>
              </table:table-cell>
              <table:table-cell office:value-type="float" office:value="0">
                <text:p>0</text:p>
                <draw:g>
                  <svg:desc>'20'.D2:'20'.D49</svg:desc>
                </draw:g>
              </table:table-cell>
              <table:table-cell office:value-type="float" office:value="0">
                <text:p>0</text:p>
                <draw:g>
                  <svg:desc>'20'.E2:'2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3 - cost : 3215</text:p>
        </chart:subtitle>
        <chart:legend chart:legend-position="end" svg:x="18.303cm" svg:y="5.238cm" style:legend-expansion="high" chart:style-name="ch4"/>
        <chart:plot-area chart:style-name="ch5" table:cell-range-address="'22'.A2:'22'.E49 '22'.B1:'22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2'.A2:'22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2'.B2:'22'.B49" chart:label-cell-address="'22'.B1:'22'.B1" chart:class="chart:line">
            <chart:data-point chart:repeated="48"/>
          </chart:series>
          <chart:series chart:style-name="ch10" chart:values-cell-range-address="'22'.C2:'22'.C49" chart:label-cell-address="'22'.C1:'22'.C1" chart:class="chart:line">
            <chart:data-point chart:repeated="48"/>
          </chart:series>
          <chart:series chart:style-name="ch11" chart:values-cell-range-address="'22'.D2:'22'.D49" chart:label-cell-address="'22'.D1:'22'.D1" chart:class="chart:line">
            <chart:data-point chart:repeated="48"/>
          </chart:series>
          <chart:series chart:style-name="ch12" chart:values-cell-range-address="'22'.E2:'22'.E49" chart:label-cell-address="'22'.E1:'22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2'.B1:'22'.B1</svg:desc>
                </draw:g>
              </table:table-cell>
              <table:table-cell office:value-type="string">
                <text:p> demand load [W]</text:p>
                <draw:g>
                  <svg:desc>'22'.C1:'22'.C1</svg:desc>
                </draw:g>
              </table:table-cell>
              <table:table-cell office:value-type="string">
                <text:p> variable load [W]</text:p>
                <draw:g>
                  <svg:desc>'22'.D1:'22'.D1</svg:desc>
                </draw:g>
              </table:table-cell>
              <table:table-cell office:value-type="string">
                <text:p> PV [W] </text:p>
                <draw:g>
                  <svg:desc>'22'.E1:'2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2'.A2:'22'.A49</svg:desc>
                </draw:g>
              </table:table-cell>
              <table:table-cell office:value-type="float" office:value="3022.34">
                <text:p>3022.34</text:p>
                <draw:g>
                  <svg:desc>'22'.B2:'22'.B49</svg:desc>
                </draw:g>
              </table:table-cell>
              <table:table-cell office:value-type="float" office:value="3022.34">
                <text:p>3022.34</text:p>
                <draw:g>
                  <svg:desc>'22'.C2:'22'.C49</svg:desc>
                </draw:g>
              </table:table-cell>
              <table:table-cell office:value-type="float" office:value="0">
                <text:p>0</text:p>
                <draw:g>
                  <svg:desc>'22'.D2:'22'.D49</svg:desc>
                </draw:g>
              </table:table-cell>
              <table:table-cell office:value-type="float" office:value="0">
                <text:p>0</text:p>
                <draw:g>
                  <svg:desc>'22'.E2:'2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5 - cost : 3223</text:p>
        </chart:subtitle>
        <chart:legend chart:legend-position="end" svg:x="18.303cm" svg:y="5.238cm" style:legend-expansion="high" chart:style-name="ch4"/>
        <chart:plot-area chart:style-name="ch5" table:cell-range-address="'24'.A2:'24'.E49 '24'.B1:'2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4'.A2:'24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4'.B2:'24'.B49" chart:label-cell-address="'24'.B1:'24'.B1" chart:class="chart:line">
            <chart:data-point chart:repeated="48"/>
          </chart:series>
          <chart:series chart:style-name="ch10" chart:values-cell-range-address="'24'.C2:'24'.C49" chart:label-cell-address="'24'.C1:'24'.C1" chart:class="chart:line">
            <chart:data-point chart:repeated="48"/>
          </chart:series>
          <chart:series chart:style-name="ch11" chart:values-cell-range-address="'24'.D2:'24'.D49" chart:label-cell-address="'24'.D1:'24'.D1" chart:class="chart:line">
            <chart:data-point chart:repeated="48"/>
          </chart:series>
          <chart:series chart:style-name="ch12" chart:values-cell-range-address="'24'.E2:'24'.E49" chart:label-cell-address="'24'.E1:'24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4'.B1:'24'.B1</svg:desc>
                </draw:g>
              </table:table-cell>
              <table:table-cell office:value-type="string">
                <text:p> demand load [W]</text:p>
                <draw:g>
                  <svg:desc>'24'.C1:'24'.C1</svg:desc>
                </draw:g>
              </table:table-cell>
              <table:table-cell office:value-type="string">
                <text:p> variable load [W]</text:p>
                <draw:g>
                  <svg:desc>'24'.D1:'24'.D1</svg:desc>
                </draw:g>
              </table:table-cell>
              <table:table-cell office:value-type="string">
                <text:p> PV [W] </text:p>
                <draw:g>
                  <svg:desc>'24'.E1:'2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4'.A2:'24'.A49</svg:desc>
                </draw:g>
              </table:table-cell>
              <table:table-cell office:value-type="float" office:value="3022.34">
                <text:p>3022.34</text:p>
                <draw:g>
                  <svg:desc>'24'.B2:'24'.B49</svg:desc>
                </draw:g>
              </table:table-cell>
              <table:table-cell office:value-type="float" office:value="3022.34">
                <text:p>3022.34</text:p>
                <draw:g>
                  <svg:desc>'24'.C2:'24'.C49</svg:desc>
                </draw:g>
              </table:table-cell>
              <table:table-cell office:value-type="float" office:value="0">
                <text:p>0</text:p>
                <draw:g>
                  <svg:desc>'24'.D2:'24'.D49</svg:desc>
                </draw:g>
              </table:table-cell>
              <table:table-cell office:value-type="float" office:value="0">
                <text:p>0</text:p>
                <draw:g>
                  <svg:desc>'24'.E2:'2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7 - cost : 3297</text:p>
        </chart:subtitle>
        <chart:legend chart:legend-position="end" svg:x="18.303cm" svg:y="5.238cm" style:legend-expansion="high" chart:style-name="ch4"/>
        <chart:plot-area chart:style-name="ch5" table:cell-range-address="'26'.A2:'26'.E49 '26'.B1:'26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6'.A2:'26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26'.B2:'26'.B49" chart:label-cell-address="'26'.B1:'26'.B1" chart:class="chart:line">
            <chart:data-point chart:repeated="48"/>
          </chart:series>
          <chart:series chart:style-name="ch11" chart:values-cell-range-address="'26'.C2:'26'.C49" chart:label-cell-address="'26'.C1:'26'.C1" chart:class="chart:line">
            <chart:data-point chart:repeated="48"/>
          </chart:series>
          <chart:series chart:style-name="ch12" chart:values-cell-range-address="'26'.D2:'26'.D49" chart:label-cell-address="'26'.D1:'26'.D1" chart:class="chart:line">
            <chart:data-point chart:repeated="48"/>
          </chart:series>
          <chart:series chart:style-name="ch13" chart:values-cell-range-address="'26'.E2:'26'.E49" chart:label-cell-address="'26'.E1:'26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6'.B1:'26'.B1</svg:desc>
                </draw:g>
              </table:table-cell>
              <table:table-cell office:value-type="string">
                <text:p> demand load [W]</text:p>
                <draw:g>
                  <svg:desc>'26'.C1:'26'.C1</svg:desc>
                </draw:g>
              </table:table-cell>
              <table:table-cell office:value-type="string">
                <text:p> variable load [W]</text:p>
                <draw:g>
                  <svg:desc>'26'.D1:'26'.D1</svg:desc>
                </draw:g>
              </table:table-cell>
              <table:table-cell office:value-type="string">
                <text:p> PV [W] </text:p>
                <draw:g>
                  <svg:desc>'26'.E1:'2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6'.A2:'26'.A49</svg:desc>
                </draw:g>
              </table:table-cell>
              <table:table-cell office:value-type="float" office:value="3022.34">
                <text:p>3022.34</text:p>
                <draw:g>
                  <svg:desc>'26'.B2:'26'.B49</svg:desc>
                </draw:g>
              </table:table-cell>
              <table:table-cell office:value-type="float" office:value="3022.34">
                <text:p>3022.34</text:p>
                <draw:g>
                  <svg:desc>'26'.C2:'26'.C49</svg:desc>
                </draw:g>
              </table:table-cell>
              <table:table-cell office:value-type="float" office:value="0">
                <text:p>0</text:p>
                <draw:g>
                  <svg:desc>'26'.D2:'26'.D49</svg:desc>
                </draw:g>
              </table:table-cell>
              <table:table-cell office:value-type="float" office:value="0">
                <text:p>0</text:p>
                <draw:g>
                  <svg:desc>'26'.E2:'2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9 - cost : 3366</text:p>
        </chart:subtitle>
        <chart:legend chart:legend-position="end" svg:x="18.303cm" svg:y="5.238cm" style:legend-expansion="high" chart:style-name="ch4"/>
        <chart:plot-area chart:style-name="ch5" table:cell-range-address="'28'.A2:'28'.E49 '28'.B1:'28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8'.A2:'28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28'.B2:'28'.B49" chart:label-cell-address="'28'.B1:'28'.B1" chart:class="chart:line">
            <chart:data-point chart:repeated="48"/>
          </chart:series>
          <chart:series chart:style-name="ch11" chart:values-cell-range-address="'28'.C2:'28'.C49" chart:label-cell-address="'28'.C1:'28'.C1" chart:class="chart:line">
            <chart:data-point chart:repeated="48"/>
          </chart:series>
          <chart:series chart:style-name="ch12" chart:values-cell-range-address="'28'.D2:'28'.D49" chart:label-cell-address="'28'.D1:'28'.D1" chart:class="chart:line">
            <chart:data-point chart:repeated="48"/>
          </chart:series>
          <chart:series chart:style-name="ch13" chart:values-cell-range-address="'28'.E2:'28'.E49" chart:label-cell-address="'28'.E1:'28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8'.B1:'28'.B1</svg:desc>
                </draw:g>
              </table:table-cell>
              <table:table-cell office:value-type="string">
                <text:p> demand load [W]</text:p>
                <draw:g>
                  <svg:desc>'28'.C1:'28'.C1</svg:desc>
                </draw:g>
              </table:table-cell>
              <table:table-cell office:value-type="string">
                <text:p> variable load [W]</text:p>
                <draw:g>
                  <svg:desc>'28'.D1:'28'.D1</svg:desc>
                </draw:g>
              </table:table-cell>
              <table:table-cell office:value-type="string">
                <text:p> PV [W] </text:p>
                <draw:g>
                  <svg:desc>'28'.E1:'2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8'.A2:'28'.A49</svg:desc>
                </draw:g>
              </table:table-cell>
              <table:table-cell office:value-type="float" office:value="3022.34">
                <text:p>3022.34</text:p>
                <draw:g>
                  <svg:desc>'28'.B2:'28'.B49</svg:desc>
                </draw:g>
              </table:table-cell>
              <table:table-cell office:value-type="float" office:value="3022.34">
                <text:p>3022.34</text:p>
                <draw:g>
                  <svg:desc>'28'.C2:'28'.C49</svg:desc>
                </draw:g>
              </table:table-cell>
              <table:table-cell office:value-type="float" office:value="0">
                <text:p>0</text:p>
                <draw:g>
                  <svg:desc>'28'.D2:'28'.D49</svg:desc>
                </draw:g>
              </table:table-cell>
              <table:table-cell office:value-type="float" office:value="0">
                <text:p>0</text:p>
                <draw:g>
                  <svg:desc>'28'.E2:'2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1 - cost : 3461</text:p>
        </chart:subtitle>
        <chart:legend chart:legend-position="end" svg:x="18.303cm" svg:y="5.238cm" style:legend-expansion="high" chart:style-name="ch4"/>
        <chart:plot-area chart:style-name="ch5" table:cell-range-address="'30'.A2:'30'.E49 '30'.B1:'3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0'.A2:'30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0'.B2:'30'.B49" chart:label-cell-address="'30'.B1:'30'.B1" chart:class="chart:line">
            <chart:data-point chart:repeated="48"/>
          </chart:series>
          <chart:series chart:style-name="ch11" chart:values-cell-range-address="'30'.C2:'30'.C49" chart:label-cell-address="'30'.C1:'30'.C1" chart:class="chart:line">
            <chart:data-point chart:repeated="48"/>
          </chart:series>
          <chart:series chart:style-name="ch12" chart:values-cell-range-address="'30'.D2:'30'.D49" chart:label-cell-address="'30'.D1:'30'.D1" chart:class="chart:line">
            <chart:data-point chart:repeated="48"/>
          </chart:series>
          <chart:series chart:style-name="ch13" chart:values-cell-range-address="'30'.E2:'30'.E49" chart:label-cell-address="'30'.E1:'30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0'.B1:'30'.B1</svg:desc>
                </draw:g>
              </table:table-cell>
              <table:table-cell office:value-type="string">
                <text:p> demand load [W]</text:p>
                <draw:g>
                  <svg:desc>'30'.C1:'30'.C1</svg:desc>
                </draw:g>
              </table:table-cell>
              <table:table-cell office:value-type="string">
                <text:p> variable load [W]</text:p>
                <draw:g>
                  <svg:desc>'30'.D1:'30'.D1</svg:desc>
                </draw:g>
              </table:table-cell>
              <table:table-cell office:value-type="string">
                <text:p> PV [W] </text:p>
                <draw:g>
                  <svg:desc>'30'.E1:'3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0'.A2:'30'.A49</svg:desc>
                </draw:g>
              </table:table-cell>
              <table:table-cell office:value-type="float" office:value="3022.34">
                <text:p>3022.34</text:p>
                <draw:g>
                  <svg:desc>'30'.B2:'30'.B49</svg:desc>
                </draw:g>
              </table:table-cell>
              <table:table-cell office:value-type="float" office:value="3022.34">
                <text:p>3022.34</text:p>
                <draw:g>
                  <svg:desc>'30'.C2:'30'.C49</svg:desc>
                </draw:g>
              </table:table-cell>
              <table:table-cell office:value-type="float" office:value="0">
                <text:p>0</text:p>
                <draw:g>
                  <svg:desc>'30'.D2:'30'.D49</svg:desc>
                </draw:g>
              </table:table-cell>
              <table:table-cell office:value-type="float" office:value="0">
                <text:p>0</text:p>
                <draw:g>
                  <svg:desc>'30'.E2:'3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3 - cost : 3545</text:p>
        </chart:subtitle>
        <chart:legend chart:legend-position="end" svg:x="18.303cm" svg:y="5.238cm" style:legend-expansion="high" chart:style-name="ch4"/>
        <chart:plot-area chart:style-name="ch5" table:cell-range-address="'32'.A2:'32'.E49 '32'.B1:'32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2'.A2:'32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2'.B2:'32'.B49" chart:label-cell-address="'32'.B1:'32'.B1" chart:class="chart:line">
            <chart:data-point chart:repeated="48"/>
          </chart:series>
          <chart:series chart:style-name="ch11" chart:values-cell-range-address="'32'.C2:'32'.C49" chart:label-cell-address="'32'.C1:'32'.C1" chart:class="chart:line">
            <chart:data-point chart:repeated="48"/>
          </chart:series>
          <chart:series chart:style-name="ch12" chart:values-cell-range-address="'32'.D2:'32'.D49" chart:label-cell-address="'32'.D1:'32'.D1" chart:class="chart:line">
            <chart:data-point chart:repeated="48"/>
          </chart:series>
          <chart:series chart:style-name="ch13" chart:values-cell-range-address="'32'.E2:'32'.E49" chart:label-cell-address="'32'.E1:'32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2'.B1:'32'.B1</svg:desc>
                </draw:g>
              </table:table-cell>
              <table:table-cell office:value-type="string">
                <text:p> demand load [W]</text:p>
                <draw:g>
                  <svg:desc>'32'.C1:'32'.C1</svg:desc>
                </draw:g>
              </table:table-cell>
              <table:table-cell office:value-type="string">
                <text:p> variable load [W]</text:p>
                <draw:g>
                  <svg:desc>'32'.D1:'32'.D1</svg:desc>
                </draw:g>
              </table:table-cell>
              <table:table-cell office:value-type="string">
                <text:p> PV [W] </text:p>
                <draw:g>
                  <svg:desc>'32'.E1:'3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2'.A2:'32'.A49</svg:desc>
                </draw:g>
              </table:table-cell>
              <table:table-cell office:value-type="float" office:value="3022.34">
                <text:p>3022.34</text:p>
                <draw:g>
                  <svg:desc>'32'.B2:'32'.B49</svg:desc>
                </draw:g>
              </table:table-cell>
              <table:table-cell office:value-type="float" office:value="3022.34">
                <text:p>3022.34</text:p>
                <draw:g>
                  <svg:desc>'32'.C2:'32'.C49</svg:desc>
                </draw:g>
              </table:table-cell>
              <table:table-cell office:value-type="float" office:value="0">
                <text:p>0</text:p>
                <draw:g>
                  <svg:desc>'32'.D2:'32'.D49</svg:desc>
                </draw:g>
              </table:table-cell>
              <table:table-cell office:value-type="float" office:value="0">
                <text:p>0</text:p>
                <draw:g>
                  <svg:desc>'32'.E2:'3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5 - cost : 3602</text:p>
        </chart:subtitle>
        <chart:legend chart:legend-position="end" svg:x="18.303cm" svg:y="5.238cm" style:legend-expansion="high" chart:style-name="ch4"/>
        <chart:plot-area chart:style-name="ch5" table:cell-range-address="'34'.A2:'34'.E49 '34'.B1:'3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4'.A2:'34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4'.B2:'34'.B49" chart:label-cell-address="'34'.B1:'34'.B1" chart:class="chart:line">
            <chart:data-point chart:repeated="48"/>
          </chart:series>
          <chart:series chart:style-name="ch11" chart:values-cell-range-address="'34'.C2:'34'.C49" chart:label-cell-address="'34'.C1:'34'.C1" chart:class="chart:line">
            <chart:data-point chart:repeated="48"/>
          </chart:series>
          <chart:series chart:style-name="ch12" chart:values-cell-range-address="'34'.D2:'34'.D49" chart:label-cell-address="'34'.D1:'34'.D1" chart:class="chart:line">
            <chart:data-point chart:repeated="48"/>
          </chart:series>
          <chart:series chart:style-name="ch13" chart:values-cell-range-address="'34'.E2:'34'.E49" chart:label-cell-address="'34'.E1:'34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4'.B1:'34'.B1</svg:desc>
                </draw:g>
              </table:table-cell>
              <table:table-cell office:value-type="string">
                <text:p> demand load [W]</text:p>
                <draw:g>
                  <svg:desc>'34'.C1:'34'.C1</svg:desc>
                </draw:g>
              </table:table-cell>
              <table:table-cell office:value-type="string">
                <text:p> variable load [W]</text:p>
                <draw:g>
                  <svg:desc>'34'.D1:'34'.D1</svg:desc>
                </draw:g>
              </table:table-cell>
              <table:table-cell office:value-type="string">
                <text:p> PV [W] </text:p>
                <draw:g>
                  <svg:desc>'34'.E1:'3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4'.A2:'34'.A49</svg:desc>
                </draw:g>
              </table:table-cell>
              <table:table-cell office:value-type="float" office:value="3022.34">
                <text:p>3022.34</text:p>
                <draw:g>
                  <svg:desc>'34'.B2:'34'.B49</svg:desc>
                </draw:g>
              </table:table-cell>
              <table:table-cell office:value-type="float" office:value="3022.34">
                <text:p>3022.34</text:p>
                <draw:g>
                  <svg:desc>'34'.C2:'34'.C49</svg:desc>
                </draw:g>
              </table:table-cell>
              <table:table-cell office:value-type="float" office:value="0">
                <text:p>0</text:p>
                <draw:g>
                  <svg:desc>'34'.D2:'34'.D49</svg:desc>
                </draw:g>
              </table:table-cell>
              <table:table-cell office:value-type="float" office:value="0">
                <text:p>0</text:p>
                <draw:g>
                  <svg:desc>'34'.E2:'3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7 - cost : 3618</text:p>
        </chart:subtitle>
        <chart:legend chart:legend-position="end" svg:x="18.303cm" svg:y="5.238cm" style:legend-expansion="high" chart:style-name="ch4"/>
        <chart:plot-area chart:style-name="ch5" table:cell-range-address="'36'.A2:'36'.E49 '36'.B1:'36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6'.A2:'36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6'.B2:'36'.B49" chart:label-cell-address="'36'.B1:'36'.B1" chart:class="chart:line">
            <chart:data-point chart:repeated="48"/>
          </chart:series>
          <chart:series chart:style-name="ch11" chart:values-cell-range-address="'36'.C2:'36'.C49" chart:label-cell-address="'36'.C1:'36'.C1" chart:class="chart:line">
            <chart:data-point chart:repeated="48"/>
          </chart:series>
          <chart:series chart:style-name="ch12" chart:values-cell-range-address="'36'.D2:'36'.D49" chart:label-cell-address="'36'.D1:'36'.D1" chart:class="chart:line">
            <chart:data-point chart:repeated="48"/>
          </chart:series>
          <chart:series chart:style-name="ch13" chart:values-cell-range-address="'36'.E2:'36'.E49" chart:label-cell-address="'36'.E1:'36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6'.B1:'36'.B1</svg:desc>
                </draw:g>
              </table:table-cell>
              <table:table-cell office:value-type="string">
                <text:p> demand load [W]</text:p>
                <draw:g>
                  <svg:desc>'36'.C1:'36'.C1</svg:desc>
                </draw:g>
              </table:table-cell>
              <table:table-cell office:value-type="string">
                <text:p> variable load [W]</text:p>
                <draw:g>
                  <svg:desc>'36'.D1:'36'.D1</svg:desc>
                </draw:g>
              </table:table-cell>
              <table:table-cell office:value-type="string">
                <text:p> PV [W] </text:p>
                <draw:g>
                  <svg:desc>'36'.E1:'3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6'.A2:'36'.A49</svg:desc>
                </draw:g>
              </table:table-cell>
              <table:table-cell office:value-type="float" office:value="5540.28">
                <text:p>5540.28</text:p>
                <draw:g>
                  <svg:desc>'36'.B2:'36'.B49</svg:desc>
                </draw:g>
              </table:table-cell>
              <table:table-cell office:value-type="float" office:value="3022.34">
                <text:p>3022.34</text:p>
                <draw:g>
                  <svg:desc>'36'.C2:'36'.C49</svg:desc>
                </draw:g>
              </table:table-cell>
              <table:table-cell office:value-type="float" office:value="2517.93">
                <text:p>2517.93</text:p>
                <draw:g>
                  <svg:desc>'36'.D2:'36'.D49</svg:desc>
                </draw:g>
              </table:table-cell>
              <table:table-cell office:value-type="float" office:value="0">
                <text:p>0</text:p>
                <draw:g>
                  <svg:desc>'36'.E2:'3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1 - cost : 3310</text:p>
        </chart:subtitle>
        <chart:legend chart:legend-position="end" svg:x="18.303cm" svg:y="5.238cm" style:legend-expansion="high" chart:style-name="ch4"/>
        <chart:plot-area chart:style-name="ch5" table:cell-range-address="'0'.A2:'0'.E49 '0'.B1:'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0'.A2:'0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0'.B2:'0'.B49" chart:label-cell-address="'0'.B1:'0'.B1" chart:class="chart:line">
            <chart:data-point chart:repeated="48"/>
          </chart:series>
          <chart:series chart:style-name="ch10" chart:values-cell-range-address="'0'.C2:'0'.C49" chart:label-cell-address="'0'.C1:'0'.C1" chart:class="chart:line">
            <chart:data-point chart:repeated="48"/>
          </chart:series>
          <chart:series chart:style-name="ch11" chart:values-cell-range-address="'0'.D2:'0'.D49" chart:label-cell-address="'0'.D1:'0'.D1" chart:class="chart:line">
            <chart:data-point chart:repeated="48"/>
          </chart:series>
          <chart:series chart:style-name="ch12" chart:values-cell-range-address="'0'.E2:'0'.E49" chart:label-cell-address="'0'.E1:'0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0'.B1:'0'.B1</svg:desc>
                </draw:g>
              </table:table-cell>
              <table:table-cell office:value-type="string">
                <text:p> demand load [W]</text:p>
                <draw:g>
                  <svg:desc>'0'.C1:'0'.C1</svg:desc>
                </draw:g>
              </table:table-cell>
              <table:table-cell office:value-type="string">
                <text:p> variable load [W]</text:p>
                <draw:g>
                  <svg:desc>'0'.D1:'0'.D1</svg:desc>
                </draw:g>
              </table:table-cell>
              <table:table-cell office:value-type="string">
                <text:p> PV [W] </text:p>
                <draw:g>
                  <svg:desc>'0'.E1:'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0'.A2:'0'.A49</svg:desc>
                </draw:g>
              </table:table-cell>
              <table:table-cell office:value-type="float" office:value="3022.34">
                <text:p>3022.34</text:p>
                <draw:g>
                  <svg:desc>'0'.B2:'0'.B49</svg:desc>
                </draw:g>
              </table:table-cell>
              <table:table-cell office:value-type="float" office:value="3022.34">
                <text:p>3022.34</text:p>
                <draw:g>
                  <svg:desc>'0'.C2:'0'.C49</svg:desc>
                </draw:g>
              </table:table-cell>
              <table:table-cell office:value-type="float" office:value="0">
                <text:p>0</text:p>
                <draw:g>
                  <svg:desc>'0'.D2:'0'.D49</svg:desc>
                </draw:g>
              </table:table-cell>
              <table:table-cell office:value-type="float" office:value="0">
                <text:p>0</text:p>
                <draw:g>
                  <svg:desc>'0'.E2:'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9 - cost : 3592</text:p>
        </chart:subtitle>
        <chart:legend chart:legend-position="end" svg:x="18.303cm" svg:y="5.238cm" style:legend-expansion="high" chart:style-name="ch4"/>
        <chart:plot-area chart:style-name="ch5" table:cell-range-address="'38'.A2:'38'.E49 '38'.B1:'38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8'.A2:'38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8'.B2:'38'.B49" chart:label-cell-address="'38'.B1:'38'.B1" chart:class="chart:line">
            <chart:data-point chart:repeated="48"/>
          </chart:series>
          <chart:series chart:style-name="ch11" chart:values-cell-range-address="'38'.C2:'38'.C49" chart:label-cell-address="'38'.C1:'38'.C1" chart:class="chart:line">
            <chart:data-point chart:repeated="48"/>
          </chart:series>
          <chart:series chart:style-name="ch12" chart:values-cell-range-address="'38'.D2:'38'.D49" chart:label-cell-address="'38'.D1:'38'.D1" chart:class="chart:line">
            <chart:data-point chart:repeated="48"/>
          </chart:series>
          <chart:series chart:style-name="ch13" chart:values-cell-range-address="'38'.E2:'38'.E49" chart:label-cell-address="'38'.E1:'38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8'.B1:'38'.B1</svg:desc>
                </draw:g>
              </table:table-cell>
              <table:table-cell office:value-type="string">
                <text:p> demand load [W]</text:p>
                <draw:g>
                  <svg:desc>'38'.C1:'38'.C1</svg:desc>
                </draw:g>
              </table:table-cell>
              <table:table-cell office:value-type="string">
                <text:p> variable load [W]</text:p>
                <draw:g>
                  <svg:desc>'38'.D1:'38'.D1</svg:desc>
                </draw:g>
              </table:table-cell>
              <table:table-cell office:value-type="string">
                <text:p> PV [W] </text:p>
                <draw:g>
                  <svg:desc>'38'.E1:'3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8'.A2:'38'.A49</svg:desc>
                </draw:g>
              </table:table-cell>
              <table:table-cell office:value-type="float" office:value="5540.28">
                <text:p>5540.28</text:p>
                <draw:g>
                  <svg:desc>'38'.B2:'38'.B49</svg:desc>
                </draw:g>
              </table:table-cell>
              <table:table-cell office:value-type="float" office:value="3022.34">
                <text:p>3022.34</text:p>
                <draw:g>
                  <svg:desc>'38'.C2:'38'.C49</svg:desc>
                </draw:g>
              </table:table-cell>
              <table:table-cell office:value-type="float" office:value="2517.93">
                <text:p>2517.93</text:p>
                <draw:g>
                  <svg:desc>'38'.D2:'38'.D49</svg:desc>
                </draw:g>
              </table:table-cell>
              <table:table-cell office:value-type="float" office:value="0">
                <text:p>0</text:p>
                <draw:g>
                  <svg:desc>'38'.E2:'3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41 - cost : 3537</text:p>
        </chart:subtitle>
        <chart:legend chart:legend-position="end" svg:x="18.303cm" svg:y="5.238cm" style:legend-expansion="high" chart:style-name="ch4"/>
        <chart:plot-area chart:style-name="ch5" table:cell-range-address="'40'.A2:'40'.E49 '40'.B1:'4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0'.A2:'40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0'.B2:'40'.B49" chart:label-cell-address="'40'.B1:'40'.B1" chart:class="chart:line">
            <chart:data-point chart:repeated="48"/>
          </chart:series>
          <chart:series chart:style-name="ch11" chart:values-cell-range-address="'40'.C2:'40'.C49" chart:label-cell-address="'40'.C1:'40'.C1" chart:class="chart:line">
            <chart:data-point chart:repeated="48"/>
          </chart:series>
          <chart:series chart:style-name="ch12" chart:values-cell-range-address="'40'.D2:'40'.D49" chart:label-cell-address="'40'.D1:'40'.D1" chart:class="chart:line">
            <chart:data-point chart:repeated="48"/>
          </chart:series>
          <chart:series chart:style-name="ch13" chart:values-cell-range-address="'40'.E2:'40'.E49" chart:label-cell-address="'40'.E1:'40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0'.B1:'40'.B1</svg:desc>
                </draw:g>
              </table:table-cell>
              <table:table-cell office:value-type="string">
                <text:p> demand load [W]</text:p>
                <draw:g>
                  <svg:desc>'40'.C1:'40'.C1</svg:desc>
                </draw:g>
              </table:table-cell>
              <table:table-cell office:value-type="string">
                <text:p> variable load [W]</text:p>
                <draw:g>
                  <svg:desc>'40'.D1:'40'.D1</svg:desc>
                </draw:g>
              </table:table-cell>
              <table:table-cell office:value-type="string">
                <text:p> PV [W] </text:p>
                <draw:g>
                  <svg:desc>'40'.E1:'4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0'.A2:'40'.A49</svg:desc>
                </draw:g>
              </table:table-cell>
              <table:table-cell office:value-type="float" office:value="5540.28">
                <text:p>5540.28</text:p>
                <draw:g>
                  <svg:desc>'40'.B2:'40'.B49</svg:desc>
                </draw:g>
              </table:table-cell>
              <table:table-cell office:value-type="float" office:value="3022.34">
                <text:p>3022.34</text:p>
                <draw:g>
                  <svg:desc>'40'.C2:'40'.C49</svg:desc>
                </draw:g>
              </table:table-cell>
              <table:table-cell office:value-type="float" office:value="2517.93">
                <text:p>2517.93</text:p>
                <draw:g>
                  <svg:desc>'40'.D2:'40'.D49</svg:desc>
                </draw:g>
              </table:table-cell>
              <table:table-cell office:value-type="float" office:value="0">
                <text:p>0</text:p>
                <draw:g>
                  <svg:desc>'40'.E2:'4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43 - cost : 3473</text:p>
        </chart:subtitle>
        <chart:legend chart:legend-position="end" svg:x="18.303cm" svg:y="5.238cm" style:legend-expansion="high" chart:style-name="ch4"/>
        <chart:plot-area chart:style-name="ch5" table:cell-range-address="'42'.A2:'42'.E49 '42'.B1:'42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2'.A2:'42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2'.B2:'42'.B49" chart:label-cell-address="'42'.B1:'42'.B1" chart:class="chart:line">
            <chart:data-point chart:repeated="48"/>
          </chart:series>
          <chart:series chart:style-name="ch11" chart:values-cell-range-address="'42'.C2:'42'.C49" chart:label-cell-address="'42'.C1:'42'.C1" chart:class="chart:line">
            <chart:data-point chart:repeated="48"/>
          </chart:series>
          <chart:series chart:style-name="ch12" chart:values-cell-range-address="'42'.D2:'42'.D49" chart:label-cell-address="'42'.D1:'42'.D1" chart:class="chart:line">
            <chart:data-point chart:repeated="48"/>
          </chart:series>
          <chart:series chart:style-name="ch13" chart:values-cell-range-address="'42'.E2:'42'.E49" chart:label-cell-address="'42'.E1:'42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2'.B1:'42'.B1</svg:desc>
                </draw:g>
              </table:table-cell>
              <table:table-cell office:value-type="string">
                <text:p> demand load [W]</text:p>
                <draw:g>
                  <svg:desc>'42'.C1:'42'.C1</svg:desc>
                </draw:g>
              </table:table-cell>
              <table:table-cell office:value-type="string">
                <text:p> variable load [W]</text:p>
                <draw:g>
                  <svg:desc>'42'.D1:'42'.D1</svg:desc>
                </draw:g>
              </table:table-cell>
              <table:table-cell office:value-type="string">
                <text:p> PV [W] </text:p>
                <draw:g>
                  <svg:desc>'42'.E1:'4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2'.A2:'42'.A49</svg:desc>
                </draw:g>
              </table:table-cell>
              <table:table-cell office:value-type="float" office:value="5540.28">
                <text:p>5540.28</text:p>
                <draw:g>
                  <svg:desc>'42'.B2:'42'.B49</svg:desc>
                </draw:g>
              </table:table-cell>
              <table:table-cell office:value-type="float" office:value="3022.34">
                <text:p>3022.34</text:p>
                <draw:g>
                  <svg:desc>'42'.C2:'42'.C49</svg:desc>
                </draw:g>
              </table:table-cell>
              <table:table-cell office:value-type="float" office:value="2517.93">
                <text:p>2517.93</text:p>
                <draw:g>
                  <svg:desc>'42'.D2:'42'.D49</svg:desc>
                </draw:g>
              </table:table-cell>
              <table:table-cell office:value-type="float" office:value="0">
                <text:p>0</text:p>
                <draw:g>
                  <svg:desc>'42'.E2:'4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47 - cost : 3351</text:p>
        </chart:subtitle>
        <chart:legend chart:legend-position="end" svg:x="18.303cm" svg:y="5.238cm" style:legend-expansion="high" chart:style-name="ch4"/>
        <chart:plot-area chart:style-name="ch5" table:cell-range-address="'46'.A2:'46'.E49 '46'.B1:'46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6'.A2:'46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6'.B2:'46'.B49" chart:label-cell-address="'46'.B1:'46'.B1" chart:class="chart:line">
            <chart:data-point chart:repeated="48"/>
          </chart:series>
          <chart:series chart:style-name="ch11" chart:values-cell-range-address="'46'.C2:'46'.C49" chart:label-cell-address="'46'.C1:'46'.C1" chart:class="chart:line">
            <chart:data-point chart:repeated="48"/>
          </chart:series>
          <chart:series chart:style-name="ch12" chart:values-cell-range-address="'46'.D2:'46'.D49" chart:label-cell-address="'46'.D1:'46'.D1" chart:class="chart:line">
            <chart:data-point chart:repeated="48"/>
          </chart:series>
          <chart:series chart:style-name="ch13" chart:values-cell-range-address="'46'.E2:'46'.E49" chart:label-cell-address="'46'.E1:'46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6'.B1:'46'.B1</svg:desc>
                </draw:g>
              </table:table-cell>
              <table:table-cell office:value-type="string">
                <text:p> demand load [W]</text:p>
                <draw:g>
                  <svg:desc>'46'.C1:'46'.C1</svg:desc>
                </draw:g>
              </table:table-cell>
              <table:table-cell office:value-type="string">
                <text:p> variable load [W]</text:p>
                <draw:g>
                  <svg:desc>'46'.D1:'46'.D1</svg:desc>
                </draw:g>
              </table:table-cell>
              <table:table-cell office:value-type="string">
                <text:p> PV [W] </text:p>
                <draw:g>
                  <svg:desc>'46'.E1:'4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6'.A2:'46'.A49</svg:desc>
                </draw:g>
              </table:table-cell>
              <table:table-cell office:value-type="float" office:value="5540.28">
                <text:p>5540.28</text:p>
                <draw:g>
                  <svg:desc>'46'.B2:'46'.B49</svg:desc>
                </draw:g>
              </table:table-cell>
              <table:table-cell office:value-type="float" office:value="3022.34">
                <text:p>3022.34</text:p>
                <draw:g>
                  <svg:desc>'46'.C2:'46'.C49</svg:desc>
                </draw:g>
              </table:table-cell>
              <table:table-cell office:value-type="float" office:value="2517.93">
                <text:p>2517.93</text:p>
                <draw:g>
                  <svg:desc>'46'.D2:'46'.D49</svg:desc>
                </draw:g>
              </table:table-cell>
              <table:table-cell office:value-type="float" office:value="0">
                <text:p>0</text:p>
                <draw:g>
                  <svg:desc>'46'.E2:'4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45 - cost : 3408</text:p>
        </chart:subtitle>
        <chart:legend chart:legend-position="end" svg:x="18.303cm" svg:y="5.238cm" style:legend-expansion="high" chart:style-name="ch4"/>
        <chart:plot-area chart:style-name="ch5" table:cell-range-address="'44'.A2:'44'.E49 '44'.B1:'4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4'.A2:'44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4'.B2:'44'.B49" chart:label-cell-address="'44'.B1:'44'.B1" chart:class="chart:line">
            <chart:data-point chart:repeated="48"/>
          </chart:series>
          <chart:series chart:style-name="ch11" chart:values-cell-range-address="'44'.C2:'44'.C49" chart:label-cell-address="'44'.C1:'44'.C1" chart:class="chart:line">
            <chart:data-point chart:repeated="48"/>
          </chart:series>
          <chart:series chart:style-name="ch12" chart:values-cell-range-address="'44'.D2:'44'.D49" chart:label-cell-address="'44'.D1:'44'.D1" chart:class="chart:line">
            <chart:data-point chart:repeated="48"/>
          </chart:series>
          <chart:series chart:style-name="ch13" chart:values-cell-range-address="'44'.E2:'44'.E49" chart:label-cell-address="'44'.E1:'44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4'.B1:'44'.B1</svg:desc>
                </draw:g>
              </table:table-cell>
              <table:table-cell office:value-type="string">
                <text:p> demand load [W]</text:p>
                <draw:g>
                  <svg:desc>'44'.C1:'44'.C1</svg:desc>
                </draw:g>
              </table:table-cell>
              <table:table-cell office:value-type="string">
                <text:p> variable load [W]</text:p>
                <draw:g>
                  <svg:desc>'44'.D1:'44'.D1</svg:desc>
                </draw:g>
              </table:table-cell>
              <table:table-cell office:value-type="string">
                <text:p> PV [W] </text:p>
                <draw:g>
                  <svg:desc>'44'.E1:'4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4'.A2:'44'.A49</svg:desc>
                </draw:g>
              </table:table-cell>
              <table:table-cell office:value-type="float" office:value="5540.28">
                <text:p>5540.28</text:p>
                <draw:g>
                  <svg:desc>'44'.B2:'44'.B49</svg:desc>
                </draw:g>
              </table:table-cell>
              <table:table-cell office:value-type="float" office:value="3022.34">
                <text:p>3022.34</text:p>
                <draw:g>
                  <svg:desc>'44'.C2:'44'.C49</svg:desc>
                </draw:g>
              </table:table-cell>
              <table:table-cell office:value-type="float" office:value="2517.93">
                <text:p>2517.93</text:p>
                <draw:g>
                  <svg:desc>'44'.D2:'44'.D49</svg:desc>
                </draw:g>
              </table:table-cell>
              <table:table-cell office:value-type="float" office:value="0">
                <text:p>0</text:p>
                <draw:g>
                  <svg:desc>'44'.E2:'4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187cm" svg:y="0.387cm" chart:style-name="ch2">
          <text:p>Power profile : synchronous time (best)</text:p>
        </chart:title>
        <chart:subtitle svg:x="8.841cm" svg:y="1.417cm" chart:style-name="ch3">
          <text:p>time shift : 23 - cost : 3215</text:p>
        </chart:subtitle>
        <chart:legend chart:legend-position="end" svg:x="18.303cm" svg:y="5.238cm" style:legend-expansion="high" chart:style-name="ch4"/>
        <chart:plot-area chart:style-name="ch5" table:cell-range-address="best.A1:best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best.A2:best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best.B2:best.B49" chart:label-cell-address="best.B1:best.B1" chart:class="chart:line">
            <chart:data-point chart:repeated="48"/>
          </chart:series>
          <chart:series chart:style-name="ch10" chart:values-cell-range-address="best.C2:best.C49" chart:label-cell-address="best.C1:best.C1" chart:class="chart:line">
            <chart:data-point chart:repeated="48"/>
          </chart:series>
          <chart:series chart:style-name="ch11" chart:values-cell-range-address="best.D2:best.D49" chart:label-cell-address="best.D1:best.D1" chart:class="chart:line">
            <chart:data-point chart:repeated="48"/>
          </chart:series>
          <chart:series chart:style-name="ch12" chart:values-cell-range-address="best.E2:best.E49" chart:label-cell-address="best.E1:best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best.B1:best.B1</svg:desc>
                </draw:g>
              </table:table-cell>
              <table:table-cell office:value-type="string">
                <text:p> demand load [W]</text:p>
                <draw:g>
                  <svg:desc>best.C1:best.C1</svg:desc>
                </draw:g>
              </table:table-cell>
              <table:table-cell office:value-type="string">
                <text:p> variable load [W]</text:p>
                <draw:g>
                  <svg:desc>best.D1:best.D1</svg:desc>
                </draw:g>
              </table:table-cell>
              <table:table-cell office:value-type="string">
                <text:p> PV [W] </text:p>
                <draw:g>
                  <svg:desc>best.E1:bes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best.A2:best.A49</svg:desc>
                </draw:g>
              </table:table-cell>
              <table:table-cell office:value-type="float" office:value="3022.34">
                <text:p>3022.34</text:p>
                <draw:g>
                  <svg:desc>best.B2:best.B49</svg:desc>
                </draw:g>
              </table:table-cell>
              <table:table-cell office:value-type="float" office:value="3022.34">
                <text:p>3022.34</text:p>
                <draw:g>
                  <svg:desc>best.C2:best.C49</svg:desc>
                </draw:g>
              </table:table-cell>
              <table:table-cell office:value-type="float" office:value="0">
                <text:p>0</text:p>
                <draw:g>
                  <svg:desc>best.D2:best.D49</svg:desc>
                </draw:g>
              </table:table-cell>
              <table:table-cell office:value-type="float" office:value="0">
                <text:p>0</text:p>
                <draw:g>
                  <svg:desc>best.E2:best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 svg:stroke-opacity="50%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91cm" svg:height="12.473cm" xlink:href=".." xlink:type="simple" chart:class="chart:line" chart:style-name="ch1">
        <chart:title svg:x="5.541cm" svg:y="0.385cm" chart:style-name="ch2">
          <text:p>Cost : synchronous time</text:p>
        </chart:title>
        <chart:subtitle svg:x="5.422cm" svg:y="1.413cm" chart:style-name="ch3">
          <text:p>cost as a function of time shift</text:p>
        </chart:subtitle>
        <chart:legend chart:legend-position="end" svg:x="14.086cm" svg:y="5.937cm" style:legend-expansion="high" chart:style-name="ch4"/>
        <chart:plot-area chart:style-name="ch5" table:cell-range-address="best.I1:best.J49" chart:data-source-has-labels="both" svg:x="1.332cm" svg:y="2.345cm" svg:width="12.433cm" svg:height="8.898cm">
          <chart:coordinate-region svg:x="2.324cm" svg:y="2.544cm" svg:width="11.441cm" svg:height="7.907cm"/>
          <chart:axis chart:dimension="x" chart:name="primary-x" chart:style-name="ch6" chartooo:axis-type="auto">
            <chartooo:date-scale/>
            <chart:title svg:x="6.856cm" svg:y="11.492cm" chart:style-name="ch7">
              <text:p>time shift</text:p>
            </chart:title>
            <chart:categories table:cell-range-address="best.I2:best.I49"/>
            <chart:grid chart:style-name="ch8" chart:class="major"/>
          </chart:axis>
          <chart:axis chart:dimension="y" chart:name="primary-y" chart:style-name="ch9">
            <chart:title svg:x="0.451cm" svg:y="7.142cm" chart:style-name="ch10">
              <text:p>cost</text:p>
            </chart:title>
            <chart:grid chart:style-name="ch11" chart:class="major"/>
          </chart:axis>
          <chart:series chart:style-name="ch12" chart:values-cell-range-address="best.J2:best.J49" chart:label-cell-address="best.J1:best.J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  <draw:g>
                  <svg:desc>best.J1:best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est.I2:best.I49</svg:desc>
                </draw:g>
              </table:table-cell>
              <table:table-cell office:value-type="float" office:value="3309.91">
                <text:p>3309.91</text:p>
                <draw:g>
                  <svg:desc>best.J2:best.J4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294.6">
                <text:p>3294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83.76">
                <text:p>3283.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76.45">
                <text:p>3276.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273.44">
                <text:p>3273.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73.11">
                <text:p>3273.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278.83">
                <text:p>3278.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85.88">
                <text:p>3285.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297.35">
                <text:p>3297.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02.73">
                <text:p>3302.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311.23">
                <text:p>3311.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318.22">
                <text:p>3318.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326.77">
                <text:p>3326.7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319.15">
                <text:p>3319.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307.83">
                <text:p>3307.8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10.56">
                <text:p>3310.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08.41">
                <text:p>3308.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93.47">
                <text:p>3293.4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273.17">
                <text:p>3273.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54.75">
                <text:p>3254.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231.81">
                <text:p>3231.8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224.58">
                <text:p>3224.5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214.73">
                <text:p>3214.7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218.06">
                <text:p>3218.0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222.5">
                <text:p>3222.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255.43">
                <text:p>3255.4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297.26">
                <text:p>3297.2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329.25">
                <text:p>3329.2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365.76">
                <text:p>3365.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13.68">
                <text:p>3413.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460.8">
                <text:p>3460.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503.91">
                <text:p>3503.9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545.55">
                <text:p>3545.5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576.08">
                <text:p>3576.0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601.76">
                <text:p>3601.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12.43">
                <text:p>3612.4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618.44">
                <text:p>3618.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609.93">
                <text:p>3609.9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592.18">
                <text:p>3592.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566.75">
                <text:p>3566.7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537.12">
                <text:p>3537.1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505.3">
                <text:p>3505.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472.62">
                <text:p>3472.6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439.87">
                <text:p>3439.8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407.72">
                <text:p>3407.7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377.31">
                <text:p>3377.3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350.99">
                <text:p>3350.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329.33">
                <text:p>3329.3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5 - cost : 3273</text:p>
        </chart:subtitle>
        <chart:legend chart:legend-position="end" svg:x="18.303cm" svg:y="5.238cm" style:legend-expansion="high" chart:style-name="ch4"/>
        <chart:plot-area chart:style-name="ch5" table:cell-range-address="'4'.A2:'4'.E49 '4'.B1:'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'.A2:'4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'.B2:'4'.B49" chart:label-cell-address="'4'.B1:'4'.B1" chart:class="chart:line">
            <chart:data-point chart:repeated="48"/>
          </chart:series>
          <chart:series chart:style-name="ch11" chart:values-cell-range-address="'4'.C2:'4'.C49" chart:label-cell-address="'4'.C1:'4'.C1" chart:class="chart:line">
            <chart:data-point chart:repeated="48"/>
          </chart:series>
          <chart:series chart:style-name="ch12" chart:values-cell-range-address="'4'.D2:'4'.D49" chart:label-cell-address="'4'.D1:'4'.D1" chart:class="chart:line">
            <chart:data-point chart:repeated="48"/>
          </chart:series>
          <chart:series chart:style-name="ch13" chart:values-cell-range-address="'4'.E2:'4'.E49" chart:label-cell-address="'4'.E1:'4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'.B1:'4'.B1</svg:desc>
                </draw:g>
              </table:table-cell>
              <table:table-cell office:value-type="string">
                <text:p> demand load [W]</text:p>
                <draw:g>
                  <svg:desc>'4'.C1:'4'.C1</svg:desc>
                </draw:g>
              </table:table-cell>
              <table:table-cell office:value-type="string">
                <text:p> variable load [W]</text:p>
                <draw:g>
                  <svg:desc>'4'.D1:'4'.D1</svg:desc>
                </draw:g>
              </table:table-cell>
              <table:table-cell office:value-type="string">
                <text:p> PV [W] </text:p>
                <draw:g>
                  <svg:desc>'4'.E1:'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'.A2:'4'.A49</svg:desc>
                </draw:g>
              </table:table-cell>
              <table:table-cell office:value-type="float" office:value="3022.34">
                <text:p>3022.34</text:p>
                <draw:g>
                  <svg:desc>'4'.B2:'4'.B49</svg:desc>
                </draw:g>
              </table:table-cell>
              <table:table-cell office:value-type="float" office:value="3022.34">
                <text:p>3022.34</text:p>
                <draw:g>
                  <svg:desc>'4'.C2:'4'.C49</svg:desc>
                </draw:g>
              </table:table-cell>
              <table:table-cell office:value-type="float" office:value="0">
                <text:p>0</text:p>
                <draw:g>
                  <svg:desc>'4'.D2:'4'.D49</svg:desc>
                </draw:g>
              </table:table-cell>
              <table:table-cell office:value-type="float" office:value="0">
                <text:p>0</text:p>
                <draw:g>
                  <svg:desc>'4'.E2:'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7 - cost : 3279</text:p>
        </chart:subtitle>
        <chart:legend chart:legend-position="end" svg:x="18.303cm" svg:y="5.238cm" style:legend-expansion="high" chart:style-name="ch4"/>
        <chart:plot-area chart:style-name="ch5" table:cell-range-address="'6'.A2:'6'.E49 '6'.B1:'6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6'.A2:'6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6'.B2:'6'.B49" chart:label-cell-address="'6'.B1:'6'.B1" chart:class="chart:line">
            <chart:data-point chart:repeated="48"/>
          </chart:series>
          <chart:series chart:style-name="ch10" chart:values-cell-range-address="'6'.C2:'6'.C49" chart:label-cell-address="'6'.C1:'6'.C1" chart:class="chart:line">
            <chart:data-point chart:repeated="48"/>
          </chart:series>
          <chart:series chart:style-name="ch11" chart:values-cell-range-address="'6'.D2:'6'.D49" chart:label-cell-address="'6'.D1:'6'.D1" chart:class="chart:line">
            <chart:data-point chart:repeated="48"/>
          </chart:series>
          <chart:series chart:style-name="ch12" chart:values-cell-range-address="'6'.E2:'6'.E49" chart:label-cell-address="'6'.E1:'6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6'.B1:'6'.B1</svg:desc>
                </draw:g>
              </table:table-cell>
              <table:table-cell office:value-type="string">
                <text:p> demand load [W]</text:p>
                <draw:g>
                  <svg:desc>'6'.C1:'6'.C1</svg:desc>
                </draw:g>
              </table:table-cell>
              <table:table-cell office:value-type="string">
                <text:p> variable load [W]</text:p>
                <draw:g>
                  <svg:desc>'6'.D1:'6'.D1</svg:desc>
                </draw:g>
              </table:table-cell>
              <table:table-cell office:value-type="string">
                <text:p> PV [W] </text:p>
                <draw:g>
                  <svg:desc>'6'.E1:'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6'.A2:'6'.A49</svg:desc>
                </draw:g>
              </table:table-cell>
              <table:table-cell office:value-type="float" office:value="3022.34">
                <text:p>3022.34</text:p>
                <draw:g>
                  <svg:desc>'6'.B2:'6'.B49</svg:desc>
                </draw:g>
              </table:table-cell>
              <table:table-cell office:value-type="float" office:value="3022.34">
                <text:p>3022.34</text:p>
                <draw:g>
                  <svg:desc>'6'.C2:'6'.C49</svg:desc>
                </draw:g>
              </table:table-cell>
              <table:table-cell office:value-type="float" office:value="0">
                <text:p>0</text:p>
                <draw:g>
                  <svg:desc>'6'.D2:'6'.D49</svg:desc>
                </draw:g>
              </table:table-cell>
              <table:table-cell office:value-type="float" office:value="0">
                <text:p>0</text:p>
                <draw:g>
                  <svg:desc>'6'.E2:'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9 - cost : 3297</text:p>
        </chart:subtitle>
        <chart:legend chart:legend-position="end" svg:x="18.303cm" svg:y="5.238cm" style:legend-expansion="high" chart:style-name="ch4"/>
        <chart:plot-area chart:style-name="ch5" table:cell-range-address="'8'.A2:'8'.E49 '8'.B1:'8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8'.A2:'8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8'.B2:'8'.B49" chart:label-cell-address="'8'.B1:'8'.B1" chart:class="chart:line">
            <chart:data-point chart:repeated="48"/>
          </chart:series>
          <chart:series chart:style-name="ch10" chart:values-cell-range-address="'8'.C2:'8'.C49" chart:label-cell-address="'8'.C1:'8'.C1" chart:class="chart:line">
            <chart:data-point chart:repeated="48"/>
          </chart:series>
          <chart:series chart:style-name="ch11" chart:values-cell-range-address="'8'.D2:'8'.D49" chart:label-cell-address="'8'.D1:'8'.D1" chart:class="chart:line">
            <chart:data-point chart:repeated="48"/>
          </chart:series>
          <chart:series chart:style-name="ch12" chart:values-cell-range-address="'8'.E2:'8'.E49" chart:label-cell-address="'8'.E1:'8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8'.B1:'8'.B1</svg:desc>
                </draw:g>
              </table:table-cell>
              <table:table-cell office:value-type="string">
                <text:p> demand load [W]</text:p>
                <draw:g>
                  <svg:desc>'8'.C1:'8'.C1</svg:desc>
                </draw:g>
              </table:table-cell>
              <table:table-cell office:value-type="string">
                <text:p> variable load [W]</text:p>
                <draw:g>
                  <svg:desc>'8'.D1:'8'.D1</svg:desc>
                </draw:g>
              </table:table-cell>
              <table:table-cell office:value-type="string">
                <text:p> PV [W] </text:p>
                <draw:g>
                  <svg:desc>'8'.E1:'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8'.A2:'8'.A49</svg:desc>
                </draw:g>
              </table:table-cell>
              <table:table-cell office:value-type="float" office:value="3022.34">
                <text:p>3022.34</text:p>
                <draw:g>
                  <svg:desc>'8'.B2:'8'.B49</svg:desc>
                </draw:g>
              </table:table-cell>
              <table:table-cell office:value-type="float" office:value="3022.34">
                <text:p>3022.34</text:p>
                <draw:g>
                  <svg:desc>'8'.C2:'8'.C49</svg:desc>
                </draw:g>
              </table:table-cell>
              <table:table-cell office:value-type="float" office:value="0">
                <text:p>0</text:p>
                <draw:g>
                  <svg:desc>'8'.D2:'8'.D49</svg:desc>
                </draw:g>
              </table:table-cell>
              <table:table-cell office:value-type="float" office:value="0">
                <text:p>0</text:p>
                <draw:g>
                  <svg:desc>'8'.E2:'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1 - cost : 3310</text:p>
        </chart:subtitle>
        <chart:legend chart:legend-position="end" svg:x="18.303cm" svg:y="5.238cm" style:legend-expansion="high" chart:style-name="ch4"/>
        <chart:plot-area chart:style-name="ch5" table:cell-range-address="'10'.A2:'10'.E49 '10'.B1:'1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0'.A2:'10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0'.B2:'10'.B49" chart:label-cell-address="'10'.B1:'10'.B1" chart:class="chart:line">
            <chart:data-point chart:repeated="48"/>
          </chart:series>
          <chart:series chart:style-name="ch10" chart:values-cell-range-address="'10'.C2:'10'.C49" chart:label-cell-address="'10'.C1:'10'.C1" chart:class="chart:line">
            <chart:data-point chart:repeated="48"/>
          </chart:series>
          <chart:series chart:style-name="ch11" chart:values-cell-range-address="'10'.D2:'10'.D49" chart:label-cell-address="'10'.D1:'10'.D1" chart:class="chart:line">
            <chart:data-point chart:repeated="48"/>
          </chart:series>
          <chart:series chart:style-name="ch12" chart:values-cell-range-address="'10'.E2:'10'.E49" chart:label-cell-address="'10'.E1:'10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0'.B1:'10'.B1</svg:desc>
                </draw:g>
              </table:table-cell>
              <table:table-cell office:value-type="string">
                <text:p> demand load [W]</text:p>
                <draw:g>
                  <svg:desc>'10'.C1:'10'.C1</svg:desc>
                </draw:g>
              </table:table-cell>
              <table:table-cell office:value-type="string">
                <text:p> variable load [W]</text:p>
                <draw:g>
                  <svg:desc>'10'.D1:'10'.D1</svg:desc>
                </draw:g>
              </table:table-cell>
              <table:table-cell office:value-type="string">
                <text:p> PV [W] </text:p>
                <draw:g>
                  <svg:desc>'10'.E1:'1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0'.A2:'10'.A49</svg:desc>
                </draw:g>
              </table:table-cell>
              <table:table-cell office:value-type="float" office:value="3022.34">
                <text:p>3022.34</text:p>
                <draw:g>
                  <svg:desc>'10'.B2:'10'.B49</svg:desc>
                </draw:g>
              </table:table-cell>
              <table:table-cell office:value-type="float" office:value="3022.34">
                <text:p>3022.34</text:p>
                <draw:g>
                  <svg:desc>'10'.C2:'10'.C49</svg:desc>
                </draw:g>
              </table:table-cell>
              <table:table-cell office:value-type="float" office:value="0">
                <text:p>0</text:p>
                <draw:g>
                  <svg:desc>'10'.D2:'10'.D49</svg:desc>
                </draw:g>
              </table:table-cell>
              <table:table-cell office:value-type="float" office:value="0">
                <text:p>0</text:p>
                <draw:g>
                  <svg:desc>'10'.E2:'1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3 - cost : 3327</text:p>
        </chart:subtitle>
        <chart:legend chart:legend-position="end" svg:x="18.303cm" svg:y="5.238cm" style:legend-expansion="high" chart:style-name="ch4"/>
        <chart:plot-area chart:style-name="ch5" table:cell-range-address="'12'.A2:'12'.E49 '12'.B1:'12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2'.A2:'12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2'.B2:'12'.B49" chart:label-cell-address="'12'.B1:'12'.B1" chart:class="chart:line">
            <chart:data-point chart:repeated="48"/>
          </chart:series>
          <chart:series chart:style-name="ch10" chart:values-cell-range-address="'12'.C2:'12'.C49" chart:label-cell-address="'12'.C1:'12'.C1" chart:class="chart:line">
            <chart:data-point chart:repeated="48"/>
          </chart:series>
          <chart:series chart:style-name="ch11" chart:values-cell-range-address="'12'.D2:'12'.D49" chart:label-cell-address="'12'.D1:'12'.D1" chart:class="chart:line">
            <chart:data-point chart:repeated="48"/>
          </chart:series>
          <chart:series chart:style-name="ch12" chart:values-cell-range-address="'12'.E2:'12'.E49" chart:label-cell-address="'12'.E1:'12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2'.B1:'12'.B1</svg:desc>
                </draw:g>
              </table:table-cell>
              <table:table-cell office:value-type="string">
                <text:p> demand load [W]</text:p>
                <draw:g>
                  <svg:desc>'12'.C1:'12'.C1</svg:desc>
                </draw:g>
              </table:table-cell>
              <table:table-cell office:value-type="string">
                <text:p> variable load [W]</text:p>
                <draw:g>
                  <svg:desc>'12'.D1:'12'.D1</svg:desc>
                </draw:g>
              </table:table-cell>
              <table:table-cell office:value-type="string">
                <text:p> PV [W] </text:p>
                <draw:g>
                  <svg:desc>'12'.E1:'1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2'.A2:'12'.A49</svg:desc>
                </draw:g>
              </table:table-cell>
              <table:table-cell office:value-type="float" office:value="3022.34">
                <text:p>3022.34</text:p>
                <draw:g>
                  <svg:desc>'12'.B2:'12'.B49</svg:desc>
                </draw:g>
              </table:table-cell>
              <table:table-cell office:value-type="float" office:value="3022.34">
                <text:p>3022.34</text:p>
                <draw:g>
                  <svg:desc>'12'.C2:'12'.C49</svg:desc>
                </draw:g>
              </table:table-cell>
              <table:table-cell office:value-type="float" office:value="0">
                <text:p>0</text:p>
                <draw:g>
                  <svg:desc>'12'.D2:'12'.D49</svg:desc>
                </draw:g>
              </table:table-cell>
              <table:table-cell office:value-type="float" office:value="0">
                <text:p>0</text:p>
                <draw:g>
                  <svg:desc>'12'.E2:'1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5 - cost : 3308</text:p>
        </chart:subtitle>
        <chart:legend chart:legend-position="end" svg:x="18.303cm" svg:y="5.238cm" style:legend-expansion="high" chart:style-name="ch4"/>
        <chart:plot-area chart:style-name="ch5" table:cell-range-address="'14'.A2:'14'.E49 '14'.B1:'1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4'.A2:'14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4'.B2:'14'.B49" chart:label-cell-address="'14'.B1:'14'.B1" chart:class="chart:line">
            <chart:data-point chart:repeated="48"/>
          </chart:series>
          <chart:series chart:style-name="ch10" chart:values-cell-range-address="'14'.C2:'14'.C49" chart:label-cell-address="'14'.C1:'14'.C1" chart:class="chart:line">
            <chart:data-point chart:repeated="48"/>
          </chart:series>
          <chart:series chart:style-name="ch11" chart:values-cell-range-address="'14'.D2:'14'.D49" chart:label-cell-address="'14'.D1:'14'.D1" chart:class="chart:line">
            <chart:data-point chart:repeated="48"/>
          </chart:series>
          <chart:series chart:style-name="ch12" chart:values-cell-range-address="'14'.E2:'14'.E49" chart:label-cell-address="'14'.E1:'14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4'.B1:'14'.B1</svg:desc>
                </draw:g>
              </table:table-cell>
              <table:table-cell office:value-type="string">
                <text:p> demand load [W]</text:p>
                <draw:g>
                  <svg:desc>'14'.C1:'14'.C1</svg:desc>
                </draw:g>
              </table:table-cell>
              <table:table-cell office:value-type="string">
                <text:p> variable load [W]</text:p>
                <draw:g>
                  <svg:desc>'14'.D1:'14'.D1</svg:desc>
                </draw:g>
              </table:table-cell>
              <table:table-cell office:value-type="string">
                <text:p> PV [W] </text:p>
                <draw:g>
                  <svg:desc>'14'.E1:'1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4'.A2:'14'.A49</svg:desc>
                </draw:g>
              </table:table-cell>
              <table:table-cell office:value-type="float" office:value="3022.34">
                <text:p>3022.34</text:p>
                <draw:g>
                  <svg:desc>'14'.B2:'14'.B49</svg:desc>
                </draw:g>
              </table:table-cell>
              <table:table-cell office:value-type="float" office:value="3022.34">
                <text:p>3022.34</text:p>
                <draw:g>
                  <svg:desc>'14'.C2:'14'.C49</svg:desc>
                </draw:g>
              </table:table-cell>
              <table:table-cell office:value-type="float" office:value="0">
                <text:p>0</text:p>
                <draw:g>
                  <svg:desc>'14'.D2:'14'.D49</svg:desc>
                </draw:g>
              </table:table-cell>
              <table:table-cell office:value-type="float" office:value="0">
                <text:p>0</text:p>
                <draw:g>
                  <svg:desc>'14'.E2:'1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7 - cost : 3308</text:p>
        </chart:subtitle>
        <chart:legend chart:legend-position="end" svg:x="18.303cm" svg:y="5.238cm" style:legend-expansion="high" chart:style-name="ch4"/>
        <chart:plot-area chart:style-name="ch5" table:cell-range-address="'16'.A2:'16'.E49 '16'.B1:'16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6'.A2:'16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6'.B2:'16'.B49" chart:label-cell-address="'16'.B1:'16'.B1" chart:class="chart:line">
            <chart:data-point chart:repeated="48"/>
          </chart:series>
          <chart:series chart:style-name="ch10" chart:values-cell-range-address="'16'.C2:'16'.C49" chart:label-cell-address="'16'.C1:'16'.C1" chart:class="chart:line">
            <chart:data-point chart:repeated="48"/>
          </chart:series>
          <chart:series chart:style-name="ch11" chart:values-cell-range-address="'16'.D2:'16'.D49" chart:label-cell-address="'16'.D1:'16'.D1" chart:class="chart:line">
            <chart:data-point chart:repeated="48"/>
          </chart:series>
          <chart:series chart:style-name="ch12" chart:values-cell-range-address="'16'.E2:'16'.E49" chart:label-cell-address="'16'.E1:'16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6'.B1:'16'.B1</svg:desc>
                </draw:g>
              </table:table-cell>
              <table:table-cell office:value-type="string">
                <text:p> demand load [W]</text:p>
                <draw:g>
                  <svg:desc>'16'.C1:'16'.C1</svg:desc>
                </draw:g>
              </table:table-cell>
              <table:table-cell office:value-type="string">
                <text:p> variable load [W]</text:p>
                <draw:g>
                  <svg:desc>'16'.D1:'16'.D1</svg:desc>
                </draw:g>
              </table:table-cell>
              <table:table-cell office:value-type="string">
                <text:p> PV [W] </text:p>
                <draw:g>
                  <svg:desc>'16'.E1:'1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6'.A2:'16'.A49</svg:desc>
                </draw:g>
              </table:table-cell>
              <table:table-cell office:value-type="float" office:value="3022.34">
                <text:p>3022.34</text:p>
                <draw:g>
                  <svg:desc>'16'.B2:'16'.B49</svg:desc>
                </draw:g>
              </table:table-cell>
              <table:table-cell office:value-type="float" office:value="3022.34">
                <text:p>3022.34</text:p>
                <draw:g>
                  <svg:desc>'16'.C2:'16'.C49</svg:desc>
                </draw:g>
              </table:table-cell>
              <table:table-cell office:value-type="float" office:value="0">
                <text:p>0</text:p>
                <draw:g>
                  <svg:desc>'16'.D2:'16'.D49</svg:desc>
                </draw:g>
              </table:table-cell>
              <table:table-cell office:value-type="float" office:value="0">
                <text:p>0</text:p>
                <draw:g>
                  <svg:desc>'16'.E2:'1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